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MT" svg:font-family="ArialMT" style:font-family-generic="roman" style:font-pitch="variable"/>
    <style:font-face style:name="Verdana" svg:font-family="Verdana" style:font-family-generic="swiss" style:font-pitch="variable" svg:panose-1="2 11 6 4 3 5 4 4 2 4"/>
    <style:font-face style:name="Latha" svg:font-family="Latha" style:font-family-generic="swiss" style:font-pitch="variable" svg:panose-1="2 0 4 0 0 0 0 0 0 0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P7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P12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P13" style:parent-style-name="Standard" style:family="paragraph">
      <style:paragraph-properties fo:text-align="center"/>
      <style:text-properties style:font-name="ArialMT" fo:font-weight="bold" style:font-weight-asian="bold" fo:color="#000000" fo:font-size="18pt" style:font-size-asian="18pt"/>
    </style:style>
    <style:style style:name="T14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T15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T16" style:parent-style-name="DefaultParagraphFont" style:family="text">
      <style:text-properties style:font-name="ArialMT" fo:font-weight="bold" style:font-weight-asian="bold" fo:color="#000000" fo:font-size="18pt" style:font-size-asian="18pt"/>
    </style:style>
    <style:style style:name="P17" style:parent-style-name="Standard" style:family="paragraph">
      <style:text-properties style:font-name="ArialMT" fo:font-weight="bold" style:font-weight-asian="bold" fo:color="#000000" fo:font-size="18pt" style:font-size-asian="18pt"/>
    </style:style>
    <style:style style:name="T1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2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6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8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0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0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0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0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0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1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2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2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2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2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4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5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5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5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6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1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5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6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6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6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6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9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9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9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9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9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9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9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9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9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9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0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0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0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0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0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0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0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1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1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1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1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1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1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1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1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2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2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2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2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2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2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2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2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3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3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3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4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4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4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4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4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4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4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4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4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4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5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5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5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5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5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5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5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5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6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6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6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6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6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6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7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7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7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7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7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7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7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8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8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8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8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8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8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8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8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8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8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9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9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9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9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9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9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9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29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29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29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0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0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0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0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0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0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0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1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1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1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1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1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1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1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1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2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2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2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2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2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2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2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2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3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3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3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3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3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3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3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3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3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4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4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4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4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4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4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4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4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4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4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5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5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5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5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5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5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5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5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5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6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6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6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6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6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7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7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7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7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7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7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7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8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8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8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8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8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8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38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8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8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8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9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9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9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39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9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9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9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9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39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3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0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0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0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0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0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0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0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1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1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1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1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14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1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T4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1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1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1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2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2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2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2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2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2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2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2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2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2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3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3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3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3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3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3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3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4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41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P442" style:parent-style-name="Standard" style:family="paragraph">
      <style:text-properties style:font-name="ArialMT" fo:font-weight="bold" style:font-weight-asian="bold" fo:color="#000000" fo:font-size="14pt" style:font-size-asian="14pt"/>
    </style:style>
    <style:style style:name="T44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4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4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4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47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4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4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5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5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5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5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5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5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5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5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5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46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6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6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6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7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7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7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7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7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7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7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7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7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7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8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8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8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8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8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8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8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8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8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8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9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9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9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9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9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9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49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49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9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49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0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0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0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0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0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05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0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0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0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10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1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1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1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1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1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1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1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2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2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2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2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2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2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2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2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29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3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3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3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3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3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3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3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3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4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4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4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4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4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4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4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4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4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4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5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5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5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5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5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5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5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5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6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61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62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63" style:parent-style-name="Standard" style:family="paragraph">
      <style:paragraph-properties>
        <style:tab-stops>
          <style:tab-stop style:type="left" style:position="0.377in"/>
        </style:tab-stops>
      </style:paragraph-properties>
      <style:text-properties style:font-name="ArialMT" fo:font-weight="bold" style:font-weight-asian="bold" fo:color="#000000" fo:font-size="14pt" style:font-size-asian="14pt"/>
    </style:style>
    <style:style style:name="P56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6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7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5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57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7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7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7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7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7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7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7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8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8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8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8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8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58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8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8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P58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8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9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59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59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5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5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59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5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59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5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5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0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0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0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60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0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0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6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1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6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1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1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1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1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1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2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2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2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2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2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62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2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3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63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6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3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3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3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3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3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3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6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4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4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4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4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5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5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5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5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5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5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65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66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66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6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66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6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6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6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67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7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7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67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7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7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7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7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7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7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8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8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8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8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8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8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8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8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9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69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69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69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6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9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6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9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6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69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0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70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703" style:parent-style-name="DefaultParagraphFont" style:family="text">
      <style:text-properties style:font-name="ArialMT" fo:font-weight="bold" style:font-weight-asian="bold" fo:color="#000000" fo:font-size="14pt" style:font-size-asian="14pt" style:script-type="complex"/>
    </style:style>
    <style:style style:name="P70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0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0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0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71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1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1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71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71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1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1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1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1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2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7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2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2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2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2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2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2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72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3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3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3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3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3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73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3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7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4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4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4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7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4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75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5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5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5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75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5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5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759" style:parent-style-name="DefaultParagraphFont" style:family="text">
      <style:text-properties style:font-name="ArialMT" fo:font-weight="bold" style:font-weight-asian="bold" fo:color="#000000" fo:font-size="14pt" style:font-size-asian="14pt" style:script-type="complex"/>
    </style:style>
    <style:style style:name="P76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6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6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76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6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6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7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76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7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77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7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77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7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7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77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7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8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8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8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8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8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78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8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8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9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9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7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79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79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7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79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7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79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0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0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0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0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0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0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0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1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1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1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1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1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2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23" style:parent-style-name="DefaultParagraphFont" style:family="text">
      <style:text-properties style:font-name="ArialMT" fo:font-weight="bold" style:font-weight-asian="bold" fo:color="#000000" fo:font-size="14pt" style:font-size-asian="14pt" style:script-type="complex"/>
    </style:style>
    <style:style style:name="P82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2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2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2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82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82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3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83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83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83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8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3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83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3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3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8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4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8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4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4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4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4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5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5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5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5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5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5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5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5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6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6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6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6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6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6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6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6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6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6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7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7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7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7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7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7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7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7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7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7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8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8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8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8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8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8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88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8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8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9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89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89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8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9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896" style:parent-style-name="DefaultParagraphFont" style:family="text">
      <style:text-properties style:font-name="ArialMT" fo:font-weight="bold" style:font-weight-asian="bold" fo:color="#000000" fo:font-size="14pt" style:font-size-asian="14pt" style:script-type="complex"/>
    </style:style>
    <style:style style:name="P89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89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8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0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90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0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0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90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0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0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0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9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1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1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1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1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1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1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2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2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2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2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2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2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9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2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3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3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3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3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3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93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3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4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4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4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9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4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4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5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5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5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5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5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5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5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6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6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6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6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6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6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6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6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6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6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7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97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97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7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7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7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7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97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7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7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98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98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8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8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98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8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98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8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9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9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9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9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9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99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9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99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9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9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0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0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0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0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0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0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0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1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1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1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01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1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2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2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2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2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02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2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2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3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3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3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3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3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3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3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3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4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4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4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4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04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5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5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5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05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05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5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06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06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06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6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06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0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06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6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0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07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7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0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07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7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7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07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7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7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7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8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8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8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8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8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8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8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8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9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09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09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0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0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09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0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9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09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0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0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0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10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0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0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0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0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1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11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1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1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1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1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2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2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2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2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2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3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3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3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3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13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3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3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4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4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4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4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15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153" style:parent-style-name="DefaultParagraphFont" style:family="text">
      <style:text-properties style:font-name="ArialMT" fo:font-weight="bold" style:font-weight-asian="bold" fo:color="#000000" fo:font-size="14pt" style:font-size-asian="14pt" style:script-type="complex"/>
    </style:style>
    <style:style style:name="P115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5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5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5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15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5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16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6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16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16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16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6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16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16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6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16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7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7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17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7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7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7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7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7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7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7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8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8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8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8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8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8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8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1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1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19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19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1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9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1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9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1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19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20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0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0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0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0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0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0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0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2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1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1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1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1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1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1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1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2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2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2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22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2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2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2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3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23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3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3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3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3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3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4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4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4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2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4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4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5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5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5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25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2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25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6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26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26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6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26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26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2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26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26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27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7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7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27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7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7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7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7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7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8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8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8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8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8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8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8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8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9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29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2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29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29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29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29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29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0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0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30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0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0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0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0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0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1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1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3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1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1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1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1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1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2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2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2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2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2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2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2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2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3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3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3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3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3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3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3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4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4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4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4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4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34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5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5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5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5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5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5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35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5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6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6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6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6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6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6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6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36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3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37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37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37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75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37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37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37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7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38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38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8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38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8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38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8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8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8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9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9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3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39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39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39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39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39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0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0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0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0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0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0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0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0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1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1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1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1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1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1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2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2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2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2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2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2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3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3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3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3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3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3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4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4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4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44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4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5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5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5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5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5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5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5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6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6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6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6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6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6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6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6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6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6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7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7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7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7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7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7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47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47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7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8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48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8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48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48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48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48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8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8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9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49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49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9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49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49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49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49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49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4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50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0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50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0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0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1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1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1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1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51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1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1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1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2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5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2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2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2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2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2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2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3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53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3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3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3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3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3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3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3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5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4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4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4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4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4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4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5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5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5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5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5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5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6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6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6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56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6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6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6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6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6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6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7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7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7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7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7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7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7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57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7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7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8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8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8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8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8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8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5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8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8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9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59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9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59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59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59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9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5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59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0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0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0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0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0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08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0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1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612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1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61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6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61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61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1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620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6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62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2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6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62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2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62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2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6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3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3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3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3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3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3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3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4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4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4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4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4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6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4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5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5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5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5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5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5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5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5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65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5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6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6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6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6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6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6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6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66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6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7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71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7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7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7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7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7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7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7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7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8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8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8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8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8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8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86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8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88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68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9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9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9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69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694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69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69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69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9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69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70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0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70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70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70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0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0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0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0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09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71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11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71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71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71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1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1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17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71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19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72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7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2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2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2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25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726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2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72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72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3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3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32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33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73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35" style:parent-style-name="DefaultParagraphFont" style:family="text">
      <style:text-properties style:font-name="Arial" style:font-name-complex="Arial" fo:font-weight="bold" style:font-weight-asian="bold" style:font-weight-complex="bold" fo:color="#222222" fo:font-size="14pt" style:font-size-asian="14pt" style:font-size-complex="14pt" style:script-type="complex" style:language-asian="en" style:country-asian="IN" style:language-complex="ta" style:country-complex="IN"/>
    </style:style>
    <style:style style:name="T173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73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73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39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40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/>
    </style:style>
    <style:style style:name="T1741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4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T1743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44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 style:language-complex="ta" style:country-complex="IN"/>
    </style:style>
    <style:style style:name="T1745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746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T1747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T1748" style:parent-style-name="DefaultParagraphFont" style:family="text">
      <style:text-properties style:font-name="ArialMT" fo:font-weight="bold" style:font-weight-asian="bold" style:font-weight-complex="bold" fo:color="#000000" fo:font-size="14pt" style:font-size-asian="14pt" style:font-size-complex="14pt" style:script-type="complex"/>
    </style:style>
    <style:style style:name="P174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5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5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75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75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5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5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5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5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5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5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6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6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6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6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6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6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76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67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6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6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70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77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7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73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774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77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7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7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7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7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8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8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8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8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8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8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8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8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78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89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9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9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92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79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9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795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796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79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79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79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0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0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0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0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0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0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0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0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0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0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810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11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12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13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14" style:parent-style-name="DefaultParagraphFont" style:family="text">
      <style:text-properties style:font-name="Verdana" style:font-name-complex="Latha" fo:font-weight="bold" style:font-weight-asian="bold" style:font-weight-complex="bold" fo:color="#222222" fo:font-size="14pt" style:font-size-asian="14pt" style:font-size-complex="14pt" fo:background-color="#FFFFFF" style:script-type="complex" style:language-complex="ta" style:country-complex="IN"/>
    </style:style>
    <style:style style:name="P181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1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T1817" style:parent-style-name="DefaultParagraphFont" style:family="text">
      <style:text-properties style:font-name="Arial" style:font-name-complex="Mangal" fo:font-weight="bold" style:font-weight-asian="bold" style:font-weight-complex="bold" fo:color="#222222" fo:font-size="14pt" style:font-size-asian="14pt" style:font-size-complex="14pt" style:script-type="complex" style:language-asian="en" style:country-asian="IN"/>
    </style:style>
    <style:style style:name="P1818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P181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20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21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22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23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24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25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26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27" style:parent-style-name="Standard" style:family="paragraph">
      <style:paragraph-properties>
        <style:tab-stops>
          <style:tab-stop style:type="left" style:position="0.377in"/>
        </style:tab-stops>
      </style:paragraph-properties>
    </style:style>
    <style:style style:name="T1828" style:parent-style-name="DefaultParagraphFont" style:family="text">
      <style:text-properties style:font-name="ArialMT" fo:font-weight="bold" style:font-weight-asian="bold" fo:color="#000000" fo:font-size="14pt" style:font-size-asian="14pt"/>
    </style:style>
    <style:style style:name="P1829" style:parent-style-name="Standard" style:family="paragraph">
      <style:paragraph-properties>
        <style:tab-stops>
          <style:tab-stop style:type="left" style:position="0.377in"/>
        </style:tab-stops>
      </style:paragraph-properties>
    </style:style>
  </office:automatic-styles>
  <office:body>
    <office:text text:use-soft-page-breaks="true">
      <text:p text:style-name="P1"><text:span text:style-name="T2">SSN COLLEGE OF ENGINEERING (Autonomous)</text:span></text:p>
      <text:p text:style-name="P3"><text:span text:style-name="T4">Affiliated to Anna University</text:span></text:p>
      <text:p text:style-name="P5"><text:span text:style-name="T6">DEPARTMENT OF CSE</text:span></text:p>
      <text:p text:style-name="P7"/>
      <text:p text:style-name="P8"><text:span text:style-name="T9">UCS1312 DATA STRUCTURES LAB</text:span></text:p>
      <text:p text:style-name="P10"><text:span text:style-name="T11">Exercise 9: Dictionary using AVL Tree</text:span></text:p>
      <text:p text:style-name="P12"/>
      <text:p text:style-name="P13"/>
      <text:p text:style-name="Standard"><text:span text:style-name="T14">REG NO. : 185001083</text:span></text:p>
      <text:p text:style-name="Standard"><text:span text:style-name="T15">NAME : B. LAKSHMI PRIYA</text:span></text:p>
      <text:p text:style-name="Standard"><text:span text:style-name="T16">CLASS : CSE B (SEMESTER 3)</text:span></text:p>
      <text:p text:style-name="P17"/>
      <text:p text:style-name="Standard"><text:span text:style-name="T18">1.<text:s/></text:span><text:span text:style-name="T19">FILE NAME: func.h</text:span></text:p>
      <text:p text:style-name="Standard"><text:span text:style-name="T20">PROGRAM:</text:span></text:p>
      <text:p text:style-name="P21"><text:span text:style-name="T22">#include &lt;stdio.h&gt;</text:span></text:p>
      <text:p text:style-name="P23"><text:span text:style-name="T24">#include &lt;stdlib.h&gt;</text:span></text:p>
      <text:p text:style-name="P25"><text:span text:style-name="T26">#include &lt;string.h&gt;</text:span></text:p>
      <text:p text:style-name="P27"/>
      <text:p text:style-name="P28"><text:span text:style-name="T29">typedef struct avltree</text:span></text:p>
      <text:p text:style-name="P30"><text:span text:style-name="T31">{</text:span></text:p>
      <text:p text:style-name="P32"><text:span text:style-name="T33"><text:tab/>char eword[25];</text:span></text:p>
      <text:p text:style-name="P34"><text:span text:style-name="T35"><text:tab/>char tword[25];</text:span></text:p>
      <text:p text:style-name="P36"><text:span text:style-name="T37"><text:tab/>char hword[25];</text:span></text:p>
      <text:p text:style-name="P38"><text:span text:style-name="T39"><text:tab/>struct avltree *left;</text:span></text:p>
      <text:p text:style-name="P40"><text:span text:style-name="T41"><text:tab/>struct avltree *right;</text:span></text:p>
      <text:p text:style-name="P42"><text:span text:style-name="T43"><text:tab/>int height;</text:span></text:p>
      <text:p text:style-name="P44"><text:span text:style-name="T45">}avl;</text:span></text:p>
      <text:p text:style-name="P46"/>
      <text:p text:style-name="P47"><text:span text:style-name="T48">int height (avl *t)</text:span></text:p>
      <text:p text:style-name="P49"><text:span text:style-name="T50">{</text:span></text:p>
      <text:p text:style-name="P51"><text:span text:style-name="T52"><text:tab/></text:span><text:span text:style-name="T53">if(t==NULL)</text:span></text:p>
      <text:p text:style-name="P54"><text:span text:style-name="T55"><text:tab/></text:span><text:span text:style-name="T56"><text:tab/>return -1;</text:span></text:p>
      <text:p text:style-name="P57"><text:span text:style-name="T58"><text:tab/>else</text:span></text:p>
      <text:p text:style-name="P59"><text:span text:style-name="T60"><text:tab/></text:span><text:span text:style-name="T61"><text:tab/>return t-&gt;height;</text:span></text:p>
      <text:p text:style-name="P62"><text:span text:style-name="T63">}</text:span></text:p>
      <text:p text:style-name="P64"/>
      <text:p text:style-name="P65"><text:span text:style-name="T66">int max(int a, int b)</text:span></text:p>
      <text:p text:style-name="P67"><text:span text:style-name="T68">{</text:span></text:p>
      <text:p text:style-name="P69"><text:span text:style-name="T70"><text:tab/>if (a&gt;b)</text:span></text:p>
      <text:p text:style-name="P71"><text:span text:style-name="T72"><text:tab/></text:span><text:span text:style-name="T73"><text:tab/>return a;</text:span></text:p>
      <text:p text:style-name="P74"><text:span text:style-name="T75"><text:tab/>else</text:span></text:p>
      <text:p text:style-name="P76"><text:span text:style-name="T77"><text:tab/></text:span><text:span text:style-name="T78"><text:tab/>return b;</text:span></text:p>
      <text:p text:style-name="P79"><text:span text:style-name="T80">}</text:span></text:p>
      <text:p text:style-name="P81"/>
      <text:p text:style-name="P82"><text:span text:style-name="T83">avl *singlerotatewithleft(avl *k2)</text:span></text:p>
      <text:p text:style-name="P84"><text:span text:style-name="T85">{</text:span></text:p>
      <text:p text:style-name="P86"><text:span text:style-name="T87"><text:tab/>avl *k1;</text:span></text:p>
      <text:p text:style-name="P88"><text:span text:style-name="T89"><text:tab/>k1=k2-&gt;left;</text:span></text:p>
      <text:p text:style-name="P90"><text:span text:style-name="T91"><text:tab/>k2-&gt;left=k1-&gt;right;</text:span></text:p>
      <text:p text:style-name="P92"><text:span text:style-name="T93"><text:tab/>k1-&gt;right=k2;</text:span></text:p>
      <text:p text:style-name="P94"><text:span text:style-name="T95"><text:tab/></text:span><text:span text:style-name="T96">k2-&gt;height=max(height(k2-&gt;left),height(k2-&gt;right))+1;</text:span></text:p>
      <text:p text:style-name="P97"><text:span text:style-name="T98"><text:tab/>k1-&gt;height=max(height(k1-&gt;left),k2-&gt;height)+1;</text:span></text:p>
      <text:p text:style-name="P99"><text:span text:style-name="T100"><text:tab/>return k1;</text:span></text:p>
      <text:p text:style-name="P101"><text:span text:style-name="T102">}</text:span></text:p>
      <text:p text:style-name="P103"/>
      <text:p text:style-name="P104"><text:span text:style-name="T105">avl *singlerotatewithright(avl *k2)</text:span></text:p>
      <text:p text:style-name="P106"><text:span text:style-name="T107">{</text:span></text:p>
      <text:p text:style-name="P108"><text:span text:style-name="T109"><text:tab/>avl *k1;</text:span></text:p>
      <text:p text:style-name="P110"><text:span text:style-name="T111"><text:tab/>k1=k2-&gt;right;</text:span></text:p>
      <text:p text:style-name="P112"><text:span text:style-name="T113"><text:tab/>k2-&gt;right=k1-&gt;left;</text:span></text:p>
      <text:p text:style-name="P114"><text:span text:style-name="T115"><text:tab/>k1-&gt;left=k2;</text:span></text:p>
      <text:p text:style-name="P116"><text:span text:style-name="T117"><text:tab/>k2-&gt;height=max(height(k2-&gt;right),height(</text:span><text:span text:style-name="T118">k2-&gt; left))+1;</text:span></text:p>
      <text:p text:style-name="P119"><text:span text:style-name="T120"><text:tab/>k1-&gt;height=max(height(k1-&gt;right),k2-&gt; height)+1;</text:span></text:p>
      <text:p text:style-name="P121"><text:span text:style-name="T122"><text:tab/>return k1;</text:span></text:p>
      <text:p text:style-name="P123"><text:span text:style-name="T124">}</text:span></text:p>
      <text:p text:style-name="P125"/>
      <text:p text:style-name="P126"><text:span text:style-name="T127">avl *doublerotatewithleft(avl *k3)</text:span></text:p>
      <text:p text:style-name="P128"><text:span text:style-name="T129">{</text:span></text:p>
      <text:p text:style-name="P130"><text:span text:style-name="T131"><text:tab/>//rotate between k1 and k2</text:span></text:p>
      <text:p text:style-name="P132"><text:span text:style-name="T133"><text:tab/>k3-&gt;left=singlerotatewithright(k3-&gt;left);</text:span></text:p>
      <text:p text:style-name="P134"><text:span text:style-name="T135"><text:tab/>//rotate between k3 and k2</text:span></text:p>
      <text:p text:style-name="P136"><text:span text:style-name="T137"><text:tab/>return singlerotatewithleft(k3);</text:span></text:p>
      <text:p text:style-name="P138"><text:span text:style-name="T139">}</text:span></text:p>
      <text:p text:style-name="P140"/>
      <text:p text:style-name="P141"><text:span text:style-name="T142">avl *doublerotatewithright(avl *k3)</text:span></text:p>
      <text:p text:style-name="P143"><text:span text:style-name="T144">{</text:span></text:p>
      <text:p text:style-name="P145"><text:span text:style-name="T146"><text:tab/>//rotate between k1 and k2</text:span></text:p>
      <text:p text:style-name="P147"><text:span text:style-name="T148"><text:tab/>k3-&gt;right=singlerotatewithleft(k3-&gt;right);</text:span></text:p>
      <text:p text:style-name="P149"><text:span text:style-name="T150"><text:tab/>//rotate between k3 and k2</text:span></text:p>
      <text:p text:style-name="P151"><text:span text:style-name="T152"><text:tab/>return singlerotatewithright(k3);</text:span></text:p>
      <text:p text:style-name="P153"><text:span text:style-name="T154">}</text:span></text:p>
      <text:p text:style-name="P155"/>
      <text:p text:style-name="P156"/>
      <text:p text:style-name="P157"><text:span text:style-name="T158">avl *insert(avl *t, char eword[25], char tword[25], char hword[25])</text:span></text:p>
      <text:p text:style-name="P159"><text:span text:style-name="T160">{</text:span></text:p>
      <text:p text:style-name="P161"><text:span text:style-name="T162"><text:tab/>if(t==N</text:span><text:span text:style-name="T163">ULL)</text:span></text:p>
      <text:p text:style-name="P164"><text:span text:style-name="T165"><text:tab/>{</text:span></text:p>
      <text:p text:style-name="P166"><text:span text:style-name="T167"><text:tab/></text:span><text:span text:style-name="T168"><text:tab/>t=(avl *)malloc(sizeof(avl));</text:span></text:p>
      <text:p text:style-name="P169"><text:span text:style-name="T170"><text:tab/></text:span><text:span text:style-name="T171"><text:tab/>if(t==NULL)</text:span></text:p>
      <text:p text:style-name="P172"><text:span text:style-name="T173"><text:tab/></text:span><text:span text:style-name="T174"><text:tab/></text:span><text:span text:style-name="T175"><text:tab/>printf("FatalError: Out of Space");</text:span></text:p>
      <text:p text:style-name="P176"><text:span text:style-name="T177"><text:tab/></text:span><text:span text:style-name="T178"><text:tab/>else</text:span></text:p>
      <text:p text:style-name="P179"><text:span text:style-name="T180"><text:tab/></text:span><text:span text:style-name="T181"><text:tab/>{</text:span></text:p>
      <text:p text:style-name="P182"><text:span text:style-name="T183"><text:tab/></text:span><text:span text:style-name="T184"><text:tab/></text:span><text:span text:style-name="T185"><text:tab/>strcpy(t-&gt;eword, eword);</text:span></text:p>
      <text:p text:style-name="P186"><text:span text:style-name="T187"><text:tab/></text:span><text:span text:style-name="T188"><text:tab/></text:span><text:span text:style-name="T189"><text:tab/>strcpy(t-&gt;tword, tword);</text:span></text:p>
      <text:p text:style-name="P190"><text:span text:style-name="T191"><text:tab/></text:span><text:span text:style-name="T192"><text:tab/></text:span><text:span text:style-name="T193"><text:tab/>strcpy(t-&gt;hword, hword);</text:span></text:p>
      <text:p text:style-name="P194"><text:span text:style-name="T195"><text:tab/></text:span><text:span text:style-name="T196"><text:tab/></text:span><text:span text:style-name="T197"><text:tab/>t-&gt;height=0;</text:span></text:p>
      <text:p text:style-name="P198"><text:span text:style-name="T199"><text:tab/></text:span><text:span text:style-name="T200"><text:tab/></text:span><text:span text:style-name="T201"><text:tab/>t-&gt;left=t-&gt;right=NULL;</text:span></text:p>
      <text:p text:style-name="P202"><text:span text:style-name="T203"><text:tab/></text:span><text:span text:style-name="T204"><text:tab/>}</text:span></text:p>
      <text:p text:style-name="P205"><text:span text:style-name="T206"><text:tab/>}</text:span></text:p>
      <text:p text:style-name="P207"><text:span text:style-name="T208"><text:tab/>else if(strcmp(ewo</text:span><text:span text:style-name="T209">rd,t-&gt;eword)&lt;0)</text:span></text:p>
      <text:p text:style-name="P210"><text:span text:style-name="T211"><text:tab/>{</text:span></text:p>
      <text:p text:style-name="P212"><text:span text:style-name="T213"><text:tab/></text:span><text:span text:style-name="T214"><text:tab/>t-&gt;left=insert(t-&gt;left, eword, tword, hword);</text:span></text:p>
      <text:p text:style-name="P215"><text:span text:style-name="T216"><text:tab/></text:span><text:span text:style-name="T217"><text:tab/>if(height(t-&gt;left)-height(t-&gt;right)==2)</text:span></text:p>
      <text:p text:style-name="P218"><text:span text:style-name="T219"><text:tab/></text:span><text:span text:style-name="T220"><text:tab/>{</text:span></text:p>
      <text:p text:style-name="P221"><text:span text:style-name="T222"><text:tab/></text:span><text:span text:style-name="T223"><text:tab/></text:span><text:span text:style-name="T224"><text:tab/>if(strcmp(eword, t-&gt;left-&gt;eword)&lt;0)</text:span></text:p>
      <text:p text:style-name="P225"><text:span text:style-name="T226"><text:tab/></text:span><text:span text:style-name="T227"><text:tab/></text:span><text:span text:style-name="T228"><text:tab/>{</text:span></text:p>
      <text:p text:style-name="P229"><text:span text:style-name="T230"><text:tab/></text:span><text:span text:style-name="T231"><text:tab/></text:span><text:span text:style-name="T232"><text:tab/></text:span><text:span text:style-name="T233"><text:tab/>printf("\n\t\tPerforming single rotation with left...\n");</text:span></text:p>
      <text:p text:style-name="P234"><text:span text:style-name="T235"><text:tab/></text:span><text:span text:style-name="T236"><text:tab/></text:span><text:span text:style-name="T237"><text:tab/></text:span><text:span text:style-name="T238"><text:tab/></text:span><text:span text:style-name="T239">t=singlerotatewithleft(t);</text:span></text:p>
      <text:p text:style-name="P240"><text:span text:style-name="T241"><text:tab/></text:span><text:span text:style-name="T242"><text:tab/></text:span><text:span text:style-name="T243"><text:tab/>}</text:span></text:p>
      <text:p text:style-name="P244"><text:span text:style-name="T245"><text:tab/></text:span><text:span text:style-name="T246"><text:tab/></text:span><text:span text:style-name="T247"><text:tab/>else</text:span></text:p>
      <text:p text:style-name="P248"><text:span text:style-name="T249"><text:tab/></text:span><text:span text:style-name="T250"><text:tab/></text:span><text:span text:style-name="T251"><text:tab/>{</text:span></text:p>
      <text:p text:style-name="P252"><text:span text:style-name="T253"><text:tab/></text:span><text:span text:style-name="T254"><text:tab/></text:span><text:span text:style-name="T255"><text:tab/></text:span><text:span text:style-name="T256"><text:tab/>printf("\n\t\tPerforming double rotation with left...\n");</text:span></text:p>
      <text:p text:style-name="P257"><text:span text:style-name="T258"><text:tab/></text:span><text:span text:style-name="T259"><text:tab/></text:span><text:span text:style-name="T260"><text:tab/></text:span><text:span text:style-name="T261"><text:tab/>t=doublerotatewithleft(t);</text:span></text:p>
      <text:p text:style-name="P262"><text:span text:style-name="T263"><text:tab/></text:span><text:span text:style-name="T264"><text:tab/></text:span><text:span text:style-name="T265"><text:tab/>}</text:span></text:p>
      <text:p text:style-name="P266"><text:span text:style-name="T267"><text:tab/></text:span><text:span text:style-name="T268"><text:tab/>}</text:span></text:p>
      <text:p text:style-name="P269"><text:span text:style-name="T270"><text:tab/>}</text:span></text:p>
      <text:p text:style-name="P271"><text:span text:style-name="T272"><text:tab/>else if(strcmp(eword, t-&gt;eword)&gt;0)</text:span></text:p>
      <text:p text:style-name="P273"><text:span text:style-name="T274"><text:tab/>{</text:span></text:p>
      <text:p text:style-name="P275"><text:span text:style-name="T276"><text:tab/></text:span><text:span text:style-name="T277"><text:tab/>t-&gt;right=insert(t-&gt;right, eword, tword, hword);</text:span></text:p>
      <text:p text:style-name="P278"><text:span text:style-name="T279"><text:tab/></text:span><text:span text:style-name="T280"><text:tab/></text:span><text:span text:style-name="T281">if(height(t-&gt;right)-height(t-&gt;left)==2)</text:span></text:p>
      <text:p text:style-name="P282"><text:span text:style-name="T283"><text:tab/></text:span><text:span text:style-name="T284"><text:tab/>{</text:span></text:p>
      <text:p text:style-name="P285"><text:span text:style-name="T286"><text:tab/></text:span><text:span text:style-name="T287"><text:tab/></text:span><text:span text:style-name="T288"><text:tab/>if(strcmp(eword, t-&gt;right-&gt;eword)&gt;0)</text:span></text:p>
      <text:p text:style-name="P289"><text:span text:style-name="T290"><text:tab/></text:span><text:span text:style-name="T291"><text:tab/></text:span><text:span text:style-name="T292"><text:tab/>{</text:span></text:p>
      <text:p text:style-name="P293"><text:span text:style-name="T294"><text:tab/></text:span><text:span text:style-name="T295"><text:tab/></text:span><text:span text:style-name="T296"><text:tab/></text:span><text:span text:style-name="T297"><text:tab/>printf("\n\t\tPerforming single rotation with right...\n");</text:span></text:p>
      <text:p text:style-name="P298"><text:span text:style-name="T299"><text:tab/></text:span><text:span text:style-name="T300"><text:tab/></text:span><text:span text:style-name="T301"><text:tab/></text:span><text:span text:style-name="T302"><text:tab/>t=singlerotatewithright(t);</text:span></text:p>
      <text:p text:style-name="P303"><text:span text:style-name="T304"><text:tab/></text:span><text:span text:style-name="T305"><text:tab/></text:span><text:span text:style-name="T306"><text:tab/>}</text:span></text:p>
      <text:p text:style-name="P307"><text:span text:style-name="T308"><text:tab/></text:span><text:span text:style-name="T309"><text:tab/></text:span><text:span text:style-name="T310"><text:tab/>else</text:span></text:p>
      <text:p text:style-name="P311"><text:span text:style-name="T312"><text:tab/></text:span><text:span text:style-name="T313"><text:tab/></text:span><text:span text:style-name="T314"><text:tab/>{</text:span></text:p>
      <text:p text:style-name="P315"><text:span text:style-name="T316"><text:tab/></text:span><text:span text:style-name="T317"><text:tab/></text:span><text:span text:style-name="T318"><text:tab/></text:span><text:span text:style-name="T319"><text:tab/>printf("\n\t\tPerforming double rotation with rig</text:span><text:span text:style-name="T320">ht...\n");</text:span></text:p>
      <text:p text:style-name="P321"><text:span text:style-name="T322"><text:tab/></text:span><text:span text:style-name="T323"><text:tab/></text:span><text:span text:style-name="T324"><text:tab/></text:span><text:span text:style-name="T325"><text:tab/>t=doublerotatewithright(t);</text:span></text:p>
      <text:p text:style-name="P326"><text:span text:style-name="T327"><text:tab/></text:span><text:span text:style-name="T328"><text:tab/></text:span><text:span text:style-name="T329"><text:tab/>}</text:span></text:p>
      <text:p text:style-name="P330"><text:span text:style-name="T331"><text:tab/></text:span><text:span text:style-name="T332"><text:tab/>}</text:span></text:p>
      <text:p text:style-name="P333"><text:span text:style-name="T334"><text:tab/>}</text:span></text:p>
      <text:p text:style-name="P335"><text:span text:style-name="T336"><text:tab/>t-&gt;height=max(height(t-&gt;left),height(t-&gt;right))+1;</text:span></text:p>
      <text:p text:style-name="P337"><text:span text:style-name="T338"><text:tab/>return t;</text:span></text:p>
      <text:p text:style-name="P339"><text:span text:style-name="T340">}</text:span></text:p>
      <text:p text:style-name="P341"/>
      <text:p text:style-name="P342"><text:span text:style-name="T343">int findTranslation(avl *t, char eword[])</text:span></text:p>
      <text:p text:style-name="P344"><text:span text:style-name="T345">{</text:span></text:p>
      <text:p text:style-name="P346"><text:span text:style-name="T347"><text:tab/>if(t==NULL)</text:span></text:p>
      <text:p text:style-name="P348"><text:span text:style-name="T349"><text:tab/></text:span><text:span text:style-name="T350"><text:tab/>return 0;</text:span></text:p>
      <text:p text:style-name="P351"><text:span text:style-name="T352"><text:tab/>else if(strcmp(eword, t-&gt;eword)==0)</text:span></text:p>
      <text:p text:style-name="P353"><text:span text:style-name="T354"><text:tab/>{</text:span></text:p>
      <text:p text:style-name="P355"><text:span text:style-name="T356"><text:tab/></text:span><text:span text:style-name="T357"><text:tab/></text:span><text:span text:style-name="T358">printf("\nEnglish word <text:s text:c="5"/>: %s", eword);</text:span><text:span text:style-name="T359"><text:tab/></text:span></text:p>
      <text:p text:style-name="P360"><text:span text:style-name="T361"><text:tab/></text:span><text:span text:style-name="T362"><text:tab/>printf("\nTamil translation : %s", t-&gt;tword);</text:span><text:span text:style-name="T363"><text:tab/></text:span></text:p>
      <text:p text:style-name="P364"><text:span text:style-name="T365"><text:tab/></text:span><text:span text:style-name="T366"><text:tab/>printf("\nHindi translation : %s", t-&gt;hword);</text:span><text:span text:style-name="T367"><text:tab/></text:span></text:p>
      <text:p text:style-name="P368"><text:span text:style-name="T369"><text:tab/></text:span><text:span text:style-name="T370"><text:tab/>return 1;</text:span></text:p>
      <text:p text:style-name="P371"><text:span text:style-name="T372"><text:tab/>}</text:span></text:p>
      <text:p text:style-name="P373"><text:span text:style-name="T374"><text:tab/></text:span></text:p>
      <text:p text:style-name="P375"><text:span text:style-name="T376"><text:tab/>if(t-&gt;left!=NULL &amp;&amp; strcmp(eword, t-&gt;eword)&lt;0)</text:span></text:p>
      <text:p text:style-name="P377"><text:span text:style-name="T378"><text:tab/></text:span><text:span text:style-name="T379"><text:tab/>findTranslation(t-&gt;left, eword);</text:span></text:p>
      <text:p text:style-name="P380"/>
      <text:p text:style-name="P381"><text:span text:style-name="T382"><text:tab/>else if(t-&gt;r</text:span><text:span text:style-name="T383">ight!=NULL)</text:span></text:p>
      <text:p text:style-name="P384"><text:span text:style-name="T385"><text:tab/></text:span><text:span text:style-name="T386"><text:tab/>findTranslation(t-&gt;right, eword);</text:span></text:p>
      <text:p text:style-name="P387"><text:span text:style-name="T388"><text:tab/>return 1;</text:span></text:p>
      <text:p text:style-name="P389"><text:span text:style-name="T390">}</text:span></text:p>
      <text:p text:style-name="P391"/>
      <text:p text:style-name="P392"/>
      <text:p text:style-name="P393"><text:span text:style-name="T394">void inorder(avl *t)</text:span></text:p>
      <text:p text:style-name="P395"><text:span text:style-name="T396">{</text:span></text:p>
      <text:p text:style-name="P397"><text:span text:style-name="T398"><text:tab/>if(t!=NULL)</text:span></text:p>
      <text:p text:style-name="P399"><text:span text:style-name="T400"><text:tab/>{</text:span></text:p>
      <text:p text:style-name="P401"><text:span text:style-name="T402"><text:tab/></text:span><text:span text:style-name="T403"><text:tab/>inorder(t-&gt;left);</text:span></text:p>
      <text:p text:style-name="P404"><text:span text:style-name="T405"><text:tab/></text:span><text:span text:style-name="T406"><text:tab/>printf(“\t%-25s\t%-25s\t%-25s\n”, t-&gt;eword, t-&gt;tword, t-&gt;hword);</text:span></text:p>
      <text:p text:style-name="P407"><text:span text:style-name="T408"><text:tab/></text:span><text:span text:style-name="T409"><text:tab/>inorder(t-&gt;right);</text:span></text:p>
      <text:p text:style-name="P410"><text:span text:style-name="T411"><text:tab/>}</text:span></text:p>
      <text:p text:style-name="P412"><text:span text:style-name="T413">} <text:s text:c="18"/></text:span></text:p>
      <text:p text:style-name="P414"/>
      <text:p text:style-name="P415"/>
      <text:p text:style-name="Standard"><text:span text:style-name="T416">2. FILE NAME:<text:s/></text:span><text:span text:style-name="T417">prototypes.h</text:span></text:p>
      <text:p text:style-name="Standard"><text:span text:style-name="T418">PROGRAM:</text:span></text:p>
      <text:p text:style-name="P419"><text:span text:style-name="T420">#include "func.h"</text:span></text:p>
      <text:p text:style-name="P421"/>
      <text:p text:style-name="P422"><text:span text:style-name="T423">int height (avl *t);</text:span></text:p>
      <text:p text:style-name="P424"><text:span text:style-name="T425">int max(int a, int b);</text:span></text:p>
      <text:p text:style-name="P426"><text:span text:style-name="T427">avl *singlerotatewithleft(avl *k2);</text:span></text:p>
      <text:p text:style-name="P428"><text:span text:style-name="T429">avl *singlerotatewithright(avl *k2);</text:span></text:p>
      <text:p text:style-name="P430"><text:span text:style-name="T431">avl *doublerotatewithleft(avl *k3);</text:span></text:p>
      <text:p text:style-name="P432"><text:span text:style-name="T433">avl *doublerotatewithright(avl *k3);</text:span></text:p>
      <text:p text:style-name="P434"><text:span text:style-name="T435">avl *insert(avl *t, char<text:s/></text:span><text:span text:style-name="T436">eword[25], char tword[25], char hword[25]);</text:span></text:p>
      <text:p text:style-name="P437"><text:span text:style-name="T438">int findTranslation(avl *t, char eword[]);</text:span></text:p>
      <text:p text:style-name="P439"><text:span text:style-name="T440">void inorder(avl *t);</text:span></text:p>
      <text:p text:style-name="P441"/>
      <text:p text:style-name="P442"/>
      <text:p text:style-name="Standard"><text:span text:style-name="T443">3. FILE NAME: avl.c</text:span></text:p>
      <text:p text:style-name="Standard"><text:span text:style-name="T444">PROGRAM: <text:s text:c="7"/></text:span></text:p>
      <text:p text:style-name="P445"><text:span text:style-name="T446">#include "prototypes.h"</text:span></text:p>
      <text:p text:style-name="P447"/>
      <text:p text:style-name="P448"><text:span text:style-name="T449">int main()</text:span></text:p>
      <text:p text:style-name="P450"><text:span text:style-name="T451">{</text:span></text:p>
      <text:p text:style-name="P452"><text:span text:style-name="T453"><text:tab/>avl *t=NULL;</text:span></text:p>
      <text:p text:style-name="P454"><text:span text:style-name="T455"><text:tab/>int choice=1, i=0;</text:span></text:p>
      <text:p text:style-name="P456"><text:span text:style-name="T457"><text:tab/>char eword[25],<text:s/></text:span><text:span text:style-name="T458">tword[25], hword[25];</text:span></text:p>
      <text:p text:style-name="P459"/>
      <text:p text:style-name="P460"><text:span text:style-name="T461"><text:tab/>printf("\n\nChoice:\n\t1. Insert words\n\t2. Search translation\n\t0. Exit\nEnter choice: ");</text:span></text:p>
      <text:p text:style-name="P462"><text:span text:style-name="T463"><text:tab/>scanf("%d", &amp;choice);</text:span></text:p>
      <text:p text:style-name="P464"><text:span text:style-name="T465"><text:tab/>while(choice)</text:span></text:p>
      <text:p text:style-name="P466"><text:span text:style-name="T467"><text:tab/>{</text:span></text:p>
      <text:p text:style-name="P468"><text:span text:style-name="T469"><text:tab/>switch(choice)</text:span></text:p>
      <text:p text:style-name="P470"><text:span text:style-name="T471"><text:tab/>{</text:span></text:p>
      <text:p text:style-name="P472"><text:span text:style-name="T473"><text:tab/>case 1: printf("Enter english word: ");</text:span></text:p>
      <text:p text:style-name="P474"><text:span text:style-name="T475"><text:tab/></text:span><text:span text:style-name="T476"><text:tab/>scanf(" %[^\n]", eword);</text:span></text:p>
      <text:p text:style-name="P477"><text:span text:style-name="T478"><text:tab/></text:span><text:span text:style-name="T479"><text:tab/>while(st</text:span><text:span text:style-name="T480">rcmp(eword,"0")!=0)</text:span></text:p>
      <text:p text:style-name="P481"><text:span text:style-name="T482"><text:tab/></text:span><text:span text:style-name="T483"><text:tab/>{</text:span></text:p>
      <text:p text:style-name="P484"><text:span text:style-name="T485"><text:tab/></text:span><text:span text:style-name="T486"><text:tab/></text:span><text:span text:style-name="T487"><text:tab/>printf("Enter tamil word: ");</text:span></text:p>
      <text:p text:style-name="P488"><text:span text:style-name="T489"><text:tab/></text:span><text:span text:style-name="T490"><text:tab/></text:span><text:span text:style-name="T491"><text:tab/>scanf(" %[^\n]”, tword);</text:span></text:p>
      <text:p text:style-name="P492"><text:span text:style-name="T493"><text:tab/></text:span><text:span text:style-name="T494"><text:tab/></text:span><text:span text:style-name="T495"><text:tab/>printf("Enter hindi word: ");</text:span></text:p>
      <text:p text:style-name="P496"><text:span text:style-name="T497"><text:tab/></text:span><text:span text:style-name="T498"><text:tab/></text:span><text:span text:style-name="T499"><text:tab/>scanf(" %[^\n]", hword);</text:span></text:p>
      <text:p text:style-name="P500"/>
      <text:p text:style-name="P501"><text:span text:style-name="T502"><text:tab/></text:span><text:span text:style-name="T503"><text:tab/></text:span><text:span text:style-name="T504"><text:tab/>t=insert(t, eword, tword, hword);</text:span></text:p>
      <text:p text:style-name="P505"/>
      <text:p text:style-name="P506"><text:span text:style-name="T507"><text:tab/></text:span><text:span text:style-name="T508"><text:tab/></text:span><text:span text:style-name="T509"><text:tab/>inorder(t);</text:span></text:p>
      <text:p text:style-name="P510"/>
      <text:p text:style-name="P511"><text:span text:style-name="T512"><text:tab/></text:span><text:span text:style-name="T513"><text:tab/></text:span><text:span text:style-name="T514"><text:tab/>printf("Enter english word: ");</text:span></text:p>
      <text:p text:style-name="P515"><text:span text:style-name="T516"><text:tab/></text:span><text:span text:style-name="T517"><text:tab/></text:span><text:span text:style-name="T518"><text:tab/>scanf(" %[^\n]",<text:s/></text:span><text:span text:style-name="T519">eword);</text:span></text:p>
      <text:p text:style-name="P520"><text:span text:style-name="T521"><text:tab/></text:span><text:span text:style-name="T522"><text:tab/>}</text:span></text:p>
      <text:p text:style-name="P523"><text:span text:style-name="T524"><text:tab/></text:span><text:span text:style-name="T525"><text:tab/></text:span></text:p>
      <text:p text:style-name="P526"><text:span text:style-name="T527"><text:tab/></text:span><text:span text:style-name="T528"><text:tab/>break;</text:span></text:p>
      <text:p text:style-name="P529"/>
      <text:p text:style-name="P530"><text:span text:style-name="T531"><text:tab/>case 2: printf("Enter english word to be translated: ");</text:span></text:p>
      <text:p text:style-name="P532"><text:span text:style-name="T533"><text:tab/></text:span><text:span text:style-name="T534"><text:tab/>scanf(" %[^\n]", eword);</text:span></text:p>
      <text:p text:style-name="P535"><text:span text:style-name="T536"><text:tab/></text:span><text:span text:style-name="T537"><text:tab/>i=findTranslation(t, eword);</text:span></text:p>
      <text:p text:style-name="P538"><text:span text:style-name="T539"><text:tab/></text:span><text:span text:style-name="T540"><text:tab/>if(i==0)</text:span></text:p>
      <text:p text:style-name="P541"><text:span text:style-name="T542"><text:tab/></text:span><text:span text:style-name="T543"><text:tab/></text:span><text:span text:style-name="T544"><text:tab/>printf("Translation NOT found!");</text:span></text:p>
      <text:p text:style-name="P545"><text:span text:style-name="T546"><text:tab/></text:span><text:span text:style-name="T547"><text:tab/>break;</text:span></text:p>
      <text:p text:style-name="P548"><text:span text:style-name="T549"><text:tab/>}</text:span></text:p>
      <text:p text:style-name="P550"><text:span text:style-name="T551"><text:tab/>printf("\n\nChoice:\n\t1. Insert word\n\t2.<text:s/></text:span><text:span text:style-name="T552">Search translation\n\t0. Exit\nEnter choice: ");</text:span></text:p>
      <text:p text:style-name="P553"><text:span text:style-name="T554"><text:tab/>scanf("%d", &amp;choice);</text:span></text:p>
      <text:p text:style-name="P555"><text:span text:style-name="T556"><text:tab/>}</text:span></text:p>
      <text:p text:style-name="P557"><text:span text:style-name="T558"><text:tab/>return 0;</text:span></text:p>
      <text:p text:style-name="P559"><text:span text:style-name="T560">}</text:span></text:p>
      <text:p text:style-name="P561"/>
      <text:p text:style-name="P562"/>
      <text:p text:style-name="P563"/>
      <text:p text:style-name="P564"><text:span text:style-name="T565">OUTPUT:</text:span></text:p>
      <text:p text:style-name="P566"><text:span text:style-name="T567">(base) lakshmi@LakshmiPriya:~/avl$ gcc avl.c -o avl</text:span></text:p>
      <text:p text:style-name="P568"><text:span text:style-name="T569">(base) lakshmi@LakshmiPriya:~/avl$ ./avl</text:span></text:p>
      <text:p text:style-name="P570"/>
      <text:p text:style-name="P571"/>
      <text:p text:style-name="P572"><text:span text:style-name="T573">Choice:</text:span></text:p>
      <text:p text:style-name="P574"><text:span text:style-name="T575"><text:tab/>1. Insert words</text:span></text:p>
      <text:p text:style-name="P576"><text:span text:style-name="T577"><text:tab/>2. Search translation</text:span></text:p>
      <text:p text:style-name="P578"><text:span text:style-name="T579"><text:tab/>0. Exit</text:span></text:p>
      <text:p text:style-name="P580"><text:span text:style-name="T581">Enter</text:span><text:span text:style-name="T582"><text:s/>choice: 1</text:span></text:p>
      <text:p text:style-name="P583"><text:span text:style-name="T584">Enter english word: Algorithm</text:span></text:p>
      <text:p text:style-name="P585"><text:span text:style-name="T586">Enter tamil word:<text:s/></text:span><text:span text:style-name="T587">நெறிமுறை</text:span></text:p>
      <text:p text:style-name="P588"><text:span text:style-name="T589">Enter hindi word:<text:s/></text:span><text:span text:style-name="T590">कलन विधि</text:span></text:p>
      <text:p text:style-name="P591"><text:span text:style-name="T592"><text:tab/>Algorithm <text:s text:c="14"/></text:span><text:span text:style-name="T593"><text:s/></text:span><text:span text:style-name="T594"><text:tab/></text:span><text:span text:style-name="T595">நெறிமுறை</text:span><text:span text:style-name="T596"><text:s text:c="20"/></text:span><text:span text:style-name="T597">कलन विधि</text:span><text:span text:style-name="T598"><text:s text:c="21"/></text:span></text:p>
      <text:p text:style-name="P599"><text:span text:style-name="T600">Enter english word: Animation</text:span></text:p>
      <text:p text:style-name="P601"><text:span text:style-name="T602">Enter tamil word:<text:s/></text:span><text:span text:style-name="T603">அசைவூட்டம்</text:span></text:p>
      <text:p text:style-name="P604"><text:span text:style-name="T605">Enter hindi word: <text:s/></text:span><text:span text:style-name="T606">एनीमेशन</text:span></text:p>
      <text:p text:style-name="P607"><text:span text:style-name="T608"><text:tab/>Algorithm <text:s text:c="14"/></text:span><text:span text:style-name="T609"><text:s/></text:span><text:span text:style-name="T610"><text:tab/></text:span><text:span text:style-name="T611">நெறிமுறை</text:span><text:span text:style-name="T612"><text:s text:c="20"/></text:span><text:span text:style-name="T613">कलन विधि</text:span><text:span text:style-name="T614"><text:s text:c="21"/></text:span></text:p>
      <text:p text:style-name="P615"><text:span text:style-name="T616"><text:tab/>Animation <text:s text:c="15"/></text:span><text:span text:style-name="T617"><text:tab/></text:span><text:span text:style-name="T618">அசைவூட்ட</text:span><text:span text:style-name="T619">ம்</text:span><text:span text:style-name="T620"><text:s text:c="17"/></text:span><text:span text:style-name="T621">एनीमेशन</text:span><text:span text:style-name="T622"><text:s text:c="24"/></text:span></text:p>
      <text:p text:style-name="P623"><text:span text:style-name="T624">Enter english word: Bit</text:span></text:p>
      <text:p text:style-name="P625"><text:span text:style-name="T626">Enter tamil word:<text:s/></text:span><text:span text:style-name="T627">நுண்மி</text:span></text:p>
      <text:p text:style-name="P628"><text:span text:style-name="T629">Enter hindi word: <text:s/></text:span><text:span text:style-name="T630">बिट</text:span></text:p>
      <text:p text:style-name="P631"/>
      <text:p text:style-name="P632"><text:span text:style-name="T633"><text:tab/></text:span><text:span text:style-name="T634"><text:tab/>Performing single rotation with right...</text:span></text:p>
      <text:p text:style-name="P635"><text:span text:style-name="T636"><text:tab/>Algorithm <text:s text:c="14"/></text:span><text:span text:style-name="T637"><text:s/></text:span><text:span text:style-name="T638"><text:tab/></text:span><text:span text:style-name="T639">நெறிமுறை</text:span><text:span text:style-name="T640"><text:s text:c="20"/></text:span><text:span text:style-name="T641">कलन विधि</text:span><text:span text:style-name="T642"><text:s text:c="21"/></text:span></text:p>
      <text:p text:style-name="P643"><text:span text:style-name="T644"><text:tab/>Ani</text:span><text:span text:style-name="T645">mation <text:s text:c="15"/></text:span><text:span text:style-name="T646"><text:tab/></text:span><text:span text:style-name="T647">அசைவூட்டம்</text:span><text:span text:style-name="T648"><text:s text:c="17"/></text:span><text:span text:style-name="T649">एनीमेशन</text:span><text:span text:style-name="T650"><text:s text:c="24"/></text:span></text:p>
      <text:p text:style-name="P651"><text:span text:style-name="T652"><text:tab/>Bit <text:s text:c="21"/></text:span><text:span text:style-name="T653"><text:tab/></text:span><text:span text:style-name="T654"><text:tab/></text:span><text:span text:style-name="T655">நுண்மி</text:span><text:span text:style-name="T656"><text:s text:c="27"/></text:span><text:span text:style-name="T657">बिट</text:span><text:span text:style-name="T658"><text:s text:c="2"/></text:span><text:span text:style-name="T659"><text:tab/></text:span><text:span text:style-name="T660"><text:s text:c="24"/></text:span><text:span text:style-name="T661">Enter english word: Browser</text:span></text:p>
      <text:p text:style-name="P662"><text:span text:style-name="T663">Enter tamil word:<text:s/></text:span><text:span text:style-name="T664">உலாவி</text:span></text:p>
      <text:p text:style-name="P665"><text:span text:style-name="T666">Enter hindi word: <text:s/></text:span><text:span text:style-name="T667">ब्राउज़र</text:span></text:p>
      <text:p text:style-name="P668"><text:span text:style-name="T669"><text:tab/>Algorithm <text:s text:c="14"/></text:span><text:span text:style-name="T670"><text:s/></text:span><text:span text:style-name="T671"><text:tab/></text:span><text:span text:style-name="T672">நெறிமுறை</text:span><text:span text:style-name="T673"><text:s text:c="20"/></text:span><text:span text:style-name="T674">कलन विधि</text:span><text:span text:style-name="T675"><text:s text:c="21"/></text:span></text:p>
      <text:p text:style-name="P676"><text:span text:style-name="T677"><text:tab/>Animation <text:s text:c="15"/></text:span><text:span text:style-name="T678"><text:tab/></text:span><text:span text:style-name="T679">அசைவூட்</text:span><text:span text:style-name="T680">டம்</text:span><text:span text:style-name="T681"><text:s text:c="17"/></text:span><text:span text:style-name="T682">एनीमेशन</text:span><text:span text:style-name="T683"><text:s text:c="24"/></text:span></text:p>
      <text:p text:style-name="P684"><text:span text:style-name="T685"><text:tab/>Bit <text:s text:c="21"/></text:span><text:span text:style-name="T686"><text:tab/></text:span><text:span text:style-name="T687"><text:tab/></text:span><text:span text:style-name="T688">நுண்மி</text:span><text:span text:style-name="T689"><text:s text:c="27"/></text:span><text:span text:style-name="T690">बिट</text:span><text:span text:style-name="T691"><text:s text:c="2"/></text:span><text:span text:style-name="T692"><text:tab/><text:s text:c="24"/></text:span></text:p>
      <text:p text:style-name="P693"><text:span text:style-name="T694"><text:tab/>Browser <text:s text:c="17"/></text:span><text:span text:style-name="T695"><text:tab/></text:span><text:span text:style-name="T696"><text:s text:c="8"/></text:span><text:span text:style-name="T697">உலாவி</text:span><text:span text:style-name="T698"><text:s text:c="13"/></text:span><text:span text:style-name="T699"><text:tab/></text:span><text:span text:style-name="T700"><text:s text:c="10"/></text:span><text:span text:style-name="T701">ब्राउज़र</text:span><text:span text:style-name="T702"><text:s text:c="2"/></text:span><text:span text:style-name="T703"><text:s text:c="10"/></text:span></text:p>
      <text:p text:style-name="P704"><text:span text:style-name="T705">Enter english word: Clipboa</text:span><text:span text:style-name="T706">rd</text:span></text:p>
      <text:p text:style-name="P707"><text:span text:style-name="T708">Enter tamil word:<text:s/></text:span><text:span text:style-name="T709">மறைப்பலகை</text:span></text:p>
      <text:p text:style-name="P710"><text:span text:style-name="T711">Enter hindi word: <text:s/></text:span><text:span text:style-name="T712">कर्तन पट्ट</text:span></text:p>
      <text:p text:style-name="P713"/>
      <text:p text:style-name="P714"><text:span text:style-name="T715"><text:tab/></text:span><text:span text:style-name="T716"><text:tab/>Performing single rotation with right...</text:span></text:p>
      <text:p text:style-name="P717"><text:span text:style-name="T718"><text:tab/>Algorithm <text:s text:c="14"/></text:span><text:span text:style-name="T719"><text:s/></text:span><text:span text:style-name="T720"><text:tab/></text:span><text:span text:style-name="T721">நெறிமுறை</text:span><text:span text:style-name="T722"><text:s text:c="20"/></text:span><text:span text:style-name="T723">कलन विधि</text:span><text:span text:style-name="T724"><text:s text:c="21"/></text:span></text:p>
      <text:p text:style-name="P725"><text:span text:style-name="T726"><text:tab/>Animation <text:s text:c="15"/></text:span><text:span text:style-name="T727"><text:tab/></text:span><text:span text:style-name="T728">அசைவூட்டம்</text:span><text:span text:style-name="T729"><text:s text:c="17"/></text:span><text:span text:style-name="T730">एनीमेशन</text:span><text:span text:style-name="T731"><text:s text:c="24"/></text:span></text:p>
      <text:p text:style-name="P732"><text:span text:style-name="T733"><text:tab/>Bit <text:s text:c="21"/></text:span><text:span text:style-name="T734"><text:tab/></text:span><text:span text:style-name="T735"><text:tab/></text:span><text:span text:style-name="T736">நுண்மி</text:span><text:span text:style-name="T737"><text:s text:c="27"/></text:span><text:span text:style-name="T738">बिट</text:span><text:span text:style-name="T739"><text:s text:c="2"/></text:span><text:span text:style-name="T740"><text:tab/><text:s text:c="24"/></text:span></text:p>
      <text:p text:style-name="P741"><text:span text:style-name="T742"><text:tab/>Browser<text:s/></text:span><text:span text:style-name="T743"><text:s text:c="17"/></text:span><text:span text:style-name="T744"><text:tab/></text:span><text:span text:style-name="T745"><text:s text:c="8"/></text:span><text:span text:style-name="T746">உலாவி</text:span><text:span text:style-name="T747"><text:s text:c="13"/></text:span><text:span text:style-name="T748"><text:tab/></text:span><text:span text:style-name="T749"><text:s text:c="10"/></text:span><text:span text:style-name="T750">ब्राउज़र</text:span><text:span text:style-name="T751"><text:s text:c="9"/></text:span></text:p>
      <text:p text:style-name="P752"><text:span text:style-name="T753"><text:tab/>Clipboard <text:s text:c="15"/></text:span><text:span text:style-name="T754"><text:tab/></text:span><text:span text:style-name="T755">மறைப்பலகை</text:span><text:span text:style-name="T756"><text:s text:c="16"/></text:span><text:span text:style-name="T757">कर्तन पट्ट</text:span><text:span text:style-name="T758"><text:s text:c="3"/></text:span><text:span text:style-name="T759"><text:s text:c="23"/></text:span></text:p>
      <text:p text:style-name="P760"><text:span text:style-name="T761">Enter english word: Compiler</text:span></text:p>
      <text:p text:style-name="P762"><text:span text:style-name="T763">Enter tamil word:<text:s/></text:span><text:span text:style-name="T764">தொகுப்பி</text:span></text:p>
      <text:p text:style-name="P765"><text:span text:style-name="T766">Enter hindi word: <text:s/></text:span><text:span text:style-name="T767">संकलक</text:span></text:p>
      <text:p text:style-name="P768"/>
      <text:p text:style-name="P769"><text:span text:style-name="T770"><text:tab/></text:span><text:span text:style-name="T771"><text:tab/>Performing</text:span><text:span text:style-name="T772"><text:s/>single rotation with right...</text:span></text:p>
      <text:p text:style-name="P773"><text:span text:style-name="T774"><text:tab/>Algorithm <text:s text:c="14"/></text:span><text:span text:style-name="T775"><text:s/></text:span><text:span text:style-name="T776"><text:tab/></text:span><text:span text:style-name="T777">நெறிமுறை</text:span><text:span text:style-name="T778"><text:s text:c="20"/></text:span><text:span text:style-name="T779">कलन विधि</text:span><text:span text:style-name="T780"><text:s text:c="21"/></text:span></text:p>
      <text:p text:style-name="P781"><text:span text:style-name="T782"><text:tab/>Animation <text:s text:c="15"/></text:span><text:span text:style-name="T783"><text:tab/></text:span><text:span text:style-name="T784">அசைவூட்டம்</text:span><text:span text:style-name="T785"><text:s text:c="17"/></text:span><text:span text:style-name="T786">एनीमेशन</text:span><text:span text:style-name="T787"><text:s text:c="24"/></text:span></text:p>
      <text:p text:style-name="P788"><text:span text:style-name="T789"><text:tab/>Bit <text:s text:c="21"/></text:span><text:span text:style-name="T790"><text:tab/></text:span><text:span text:style-name="T791"><text:tab/></text:span><text:span text:style-name="T792">நுண்மி</text:span><text:span text:style-name="T793"><text:s text:c="27"/></text:span><text:span text:style-name="T794">बिट</text:span><text:span text:style-name="T795"><text:s text:c="2"/></text:span><text:span text:style-name="T796"><text:tab/><text:s text:c="24"/></text:span></text:p>
      <text:p text:style-name="P797"><text:span text:style-name="T798"><text:tab/>Browser <text:s text:c="17"/></text:span><text:span text:style-name="T799"><text:tab/></text:span><text:span text:style-name="T800"><text:s text:c="8"/></text:span><text:span text:style-name="T801">உலாவி</text:span><text:span text:style-name="T802"><text:s text:c="13"/></text:span><text:span text:style-name="T803"><text:tab/></text:span><text:span text:style-name="T804"><text:s text:c="2"/></text:span><text:span text:style-name="T805"><text:s text:c="8"/></text:span><text:span text:style-name="T806">ब्राउज़र</text:span><text:span text:style-name="T807"><text:s text:c="9"/></text:span></text:p>
      <text:p text:style-name="P808"><text:span text:style-name="T809"><text:tab/>Clipboard <text:s text:c="15"/></text:span><text:span text:style-name="T810"><text:tab/></text:span><text:span text:style-name="T811">மறைப்பலகை</text:span><text:span text:style-name="T812"><text:s text:c="16"/></text:span><text:span text:style-name="T813">कर्तन पट्ट</text:span><text:span text:style-name="T814"><text:s text:c="3"/></text:span><text:span text:style-name="T815"><text:tab/></text:span></text:p>
      <text:p text:style-name="P816"><text:span text:style-name="T817"><text:tab/>Compiler <text:s text:c="16"/></text:span><text:span text:style-name="T818"><text:tab/></text:span><text:span text:style-name="T819">தொகுப்பி</text:span><text:span text:style-name="T820"><text:s text:c="22"/></text:span><text:span text:style-name="T821">संकलक</text:span><text:span text:style-name="T822"><text:s text:c="19"/></text:span><text:span text:style-name="T823"><text:s text:c="19"/></text:span></text:p>
      <text:p text:style-name="P824"><text:span text:style-name="T825">Enter english word: Digital</text:span></text:p>
      <text:p text:style-name="P826"><text:span text:style-name="T827">Enter tamil word:<text:s/></text:span><text:span text:style-name="T828">எண்மின்</text:span></text:p>
      <text:p text:style-name="P829"><text:span text:style-name="T830">Enter hi</text:span><text:span text:style-name="T831">ndi word: <text:s/></text:span><text:span text:style-name="T832">डिजिटल</text:span></text:p>
      <text:p text:style-name="P833"/>
      <text:p text:style-name="P834"><text:span text:style-name="T835"><text:tab/></text:span><text:span text:style-name="T836"><text:tab/>Performing single rotation with right...</text:span></text:p>
      <text:p text:style-name="P837"><text:span text:style-name="T838"><text:tab/>Algorithm <text:s text:c="14"/></text:span><text:span text:style-name="T839"><text:s/></text:span><text:span text:style-name="T840"><text:tab/></text:span><text:span text:style-name="T841">நெறிமுறை</text:span><text:span text:style-name="T842"><text:s text:c="20"/></text:span><text:span text:style-name="T843">कलन विधि</text:span><text:span text:style-name="T844"><text:s text:c="21"/></text:span></text:p>
      <text:p text:style-name="P845"><text:span text:style-name="T846"><text:tab/>Animation <text:s text:c="15"/></text:span><text:span text:style-name="T847"><text:tab/></text:span><text:span text:style-name="T848">அசைவூட்டம்</text:span><text:span text:style-name="T849"><text:s text:c="17"/></text:span><text:span text:style-name="T850">एनीमेशन</text:span><text:span text:style-name="T851"><text:s text:c="24"/></text:span></text:p>
      <text:p text:style-name="P852"><text:span text:style-name="T853"><text:tab/>Bit <text:s text:c="21"/></text:span><text:span text:style-name="T854"><text:tab/></text:span><text:span text:style-name="T855"><text:tab/></text:span><text:span text:style-name="T856">நுண்மி</text:span><text:span text:style-name="T857"><text:s text:c="27"/></text:span><text:span text:style-name="T858">बिट</text:span><text:span text:style-name="T859"><text:s text:c="2"/></text:span><text:span text:style-name="T860"><text:tab/><text:s text:c="24"/></text:span></text:p>
      <text:p text:style-name="P861"><text:span text:style-name="T862"><text:tab/>Browser <text:s text:c="17"/></text:span><text:span text:style-name="T863"><text:tab/></text:span><text:span text:style-name="T864"><text:s text:c="8"/></text:span><text:span text:style-name="T865">உலாவி</text:span><text:span text:style-name="T866"><text:s text:c="13"/></text:span><text:span text:style-name="T867"><text:tab/></text:span><text:span text:style-name="T868"><text:s text:c="2"/></text:span><text:span text:style-name="T869"><text:s text:c="8"/></text:span><text:span text:style-name="T870">ब्राउज़र</text:span><text:span text:style-name="T871"><text:s text:c="9"/></text:span></text:p>
      <text:p text:style-name="P872"><text:span text:style-name="T873"><text:tab/>Clipboard <text:s text:c="15"/></text:span><text:span text:style-name="T874"><text:tab/></text:span><text:span text:style-name="T875">மறைப்பலகை</text:span><text:span text:style-name="T876"><text:s text:c="16"/></text:span><text:span text:style-name="T877">कर्तन पट्ट</text:span><text:span text:style-name="T878"><text:s text:c="3"/></text:span><text:span text:style-name="T879"><text:tab/></text:span></text:p>
      <text:p text:style-name="P880"><text:span text:style-name="T881"><text:tab/>Compiler <text:s text:c="16"/></text:span><text:span text:style-name="T882"><text:tab/></text:span><text:span text:style-name="T883">தொகுப்பி</text:span><text:span text:style-name="T884"><text:s text:c="22"/></text:span><text:span text:style-name="T885">संकलक</text:span><text:span text:style-name="T886"><text:s text:c="19"/></text:span></text:p>
      <text:p text:style-name="P887"><text:span text:style-name="T888"><text:tab/>Digital <text:s text:c="17"/></text:span><text:span text:style-name="T889"><text:tab/></text:span><text:span text:style-name="T890"><text:s text:c="8"/></text:span><text:span text:style-name="T891">எண்மின்</text:span><text:span text:style-name="T892"><text:s text:c="23"/></text:span><text:span text:style-name="T893">डिजिटल</text:span><text:span text:style-name="T894"><text:s text:c="10"/></text:span><text:span text:style-name="T895"><text:s text:c="13"/></text:span><text:span text:style-name="T896"><text:s text:c="23"/></text:span></text:p>
      <text:p text:style-name="P897"><text:span text:style-name="T898">Enter english word: Printer</text:span></text:p>
      <text:p text:style-name="P899"><text:span text:style-name="T900">Enter tamil word:<text:s/></text:span><text:span text:style-name="T901">அச்சுப்பொறி</text:span></text:p>
      <text:p text:style-name="P902"><text:span text:style-name="T903">Enter hindi word:<text:s/></text:span><text:span text:style-name="T904">छापनेवाला यंत्र</text:span></text:p>
      <text:p text:style-name="P905"><text:span text:style-name="T906"><text:tab/>Algorithm <text:s text:c="14"/></text:span><text:span text:style-name="T907"><text:s/></text:span><text:span text:style-name="T908"><text:tab/></text:span><text:span text:style-name="T909">நெறிமுறை</text:span><text:span text:style-name="T910"><text:s text:c="20"/></text:span><text:span text:style-name="T911">कलन विधि</text:span><text:span text:style-name="T912"><text:s text:c="21"/></text:span></text:p>
      <text:p text:style-name="P913"><text:span text:style-name="T914"><text:tab/>Animation <text:s text:c="15"/></text:span><text:span text:style-name="T915"><text:tab/></text:span><text:span text:style-name="T916">அசைவூட்டம்</text:span><text:span text:style-name="T917"><text:s text:c="17"/></text:span><text:span text:style-name="T918">एनीमेशन</text:span><text:span text:style-name="T919"><text:s text:c="24"/></text:span></text:p>
      <text:p text:style-name="P920"><text:span text:style-name="T921"><text:tab/>Bit <text:s text:c="21"/></text:span><text:span text:style-name="T922"><text:tab/></text:span><text:span text:style-name="T923"><text:tab/></text:span><text:span text:style-name="T924">நுண்மி</text:span><text:span text:style-name="T925"><text:s text:c="27"/></text:span><text:span text:style-name="T926">बिट</text:span><text:span text:style-name="T927"><text:s text:c="2"/></text:span><text:span text:style-name="T928"><text:tab/><text:s text:c="24"/></text:span></text:p>
      <text:p text:style-name="P929"><text:span text:style-name="T930"><text:tab/>Browser <text:s text:c="17"/></text:span><text:span text:style-name="T931"><text:tab/></text:span><text:span text:style-name="T932"><text:s text:c="8"/></text:span><text:span text:style-name="T933">உலாவி</text:span><text:span text:style-name="T934"><text:s text:c="13"/></text:span><text:span text:style-name="T935"><text:tab/></text:span><text:span text:style-name="T936"><text:s text:c="10"/></text:span><text:span text:style-name="T937">ब्राउज़र</text:span><text:span text:style-name="T938"><text:s text:c="9"/></text:span></text:p>
      <text:p text:style-name="P939"><text:span text:style-name="T940"><text:tab/>Clipboard <text:s text:c="15"/></text:span><text:span text:style-name="T941"><text:tab/></text:span><text:span text:style-name="T942">மறைப்ப</text:span><text:span text:style-name="T943">லகை</text:span><text:span text:style-name="T944"><text:s text:c="16"/></text:span><text:span text:style-name="T945">कर्तन पट्ट</text:span><text:span text:style-name="T946"><text:s text:c="3"/></text:span><text:span text:style-name="T947"><text:tab/></text:span></text:p>
      <text:p text:style-name="P948"><text:span text:style-name="T949"><text:tab/>Compiler <text:s text:c="16"/></text:span><text:span text:style-name="T950"><text:tab/></text:span><text:span text:style-name="T951">தொகுப்பி</text:span><text:span text:style-name="T952"><text:s text:c="22"/></text:span><text:span text:style-name="T953">संकलक</text:span><text:span text:style-name="T954"><text:s text:c="19"/></text:span></text:p>
      <text:p text:style-name="P955"><text:span text:style-name="T956"><text:tab/>Digital <text:s text:c="17"/></text:span><text:span text:style-name="T957"><text:tab/></text:span><text:span text:style-name="T958"><text:s text:c="8"/></text:span><text:span text:style-name="T959">எண்மின்</text:span><text:span text:style-name="T960"><text:s text:c="23"/></text:span><text:span text:style-name="T961">डिजिटल</text:span><text:span text:style-name="T962"><text:s text:c="23"/></text:span></text:p>
      <text:p text:style-name="P963"><text:span text:style-name="T964"><text:tab/>Printer <text:s text:c="17"/></text:span><text:span text:style-name="T965"><text:tab/></text:span><text:span text:style-name="T966"><text:s text:c="7"/></text:span><text:span text:style-name="T967">அச்சுப்பொறி</text:span><text:span text:style-name="T968"><text:s text:c="13"/></text:span><text:span text:style-name="T969"><text:tab/></text:span><text:span text:style-name="T970"><text:s text:c="3"/></text:span><text:span text:style-name="T971">छापनेवाला यंत्र</text:span></text:p>
      <text:p text:style-name="P972"><text:span text:style-name="T973">Enter english word: Encoding</text:span></text:p>
      <text:p text:style-name="P974"><text:span text:style-name="T975">Enter tamil word:<text:s/></text:span><text:span text:style-name="T976">குறியாக்கம்</text:span></text:p>
      <text:p text:style-name="P977"><text:span text:style-name="T978">Enter hindi word:<text:s/></text:span><text:span text:style-name="T979">संकेतीकरण</text:span></text:p>
      <text:p text:style-name="P980"/>
      <text:p text:style-name="P981"><text:span text:style-name="T982"><text:tab/></text:span><text:span text:style-name="T983"><text:tab/>Performing double rotation with right...</text:span></text:p>
      <text:p text:style-name="P984"><text:span text:style-name="T985"><text:tab/>Algorithm <text:s text:c="14"/></text:span><text:span text:style-name="T986"><text:s/></text:span><text:span text:style-name="T987"><text:tab/></text:span><text:span text:style-name="T988">நெறிமுறை</text:span><text:span text:style-name="T989"><text:s text:c="20"/></text:span><text:span text:style-name="T990">कलन विधि</text:span><text:span text:style-name="T991"><text:s text:c="21"/></text:span></text:p>
      <text:p text:style-name="P992"><text:span text:style-name="T993"><text:tab/>Animation <text:s text:c="15"/></text:span><text:span text:style-name="T994"><text:tab/></text:span><text:span text:style-name="T995">அசைவூட்டம்</text:span><text:span text:style-name="T996"><text:s text:c="17"/></text:span><text:span text:style-name="T997">एनीमेशन</text:span><text:span text:style-name="T998"><text:s text:c="24"/></text:span></text:p>
      <text:p text:style-name="P999"><text:span text:style-name="T1000"><text:tab/>Bit <text:s text:c="21"/></text:span><text:span text:style-name="T1001"><text:tab/></text:span><text:span text:style-name="T1002"><text:tab/></text:span><text:span text:style-name="T1003">நுண்மி</text:span><text:span text:style-name="T1004"><text:s text:c="27"/></text:span><text:span text:style-name="T1005">बिट</text:span><text:span text:style-name="T1006"><text:s text:c="2"/></text:span><text:span text:style-name="T1007"><text:tab/><text:s text:c="24"/></text:span></text:p>
      <text:p text:style-name="P1008"><text:span text:style-name="T1009"><text:tab/>Browser <text:s text:c="17"/></text:span><text:span text:style-name="T1010"><text:tab/></text:span><text:span text:style-name="T1011"><text:s/></text:span><text:span text:style-name="T1012"><text:s text:c="7"/></text:span><text:span text:style-name="T1013">உலாவி</text:span><text:span text:style-name="T1014"><text:s text:c="13"/></text:span><text:span text:style-name="T1015"><text:tab/></text:span><text:span text:style-name="T1016"><text:s text:c="10"/></text:span><text:span text:style-name="T1017">ब्राउज़र</text:span><text:span text:style-name="T1018"><text:s text:c="9"/></text:span></text:p>
      <text:p text:style-name="P1019"><text:span text:style-name="T1020"><text:tab/>Clipboard <text:s text:c="15"/></text:span><text:span text:style-name="T1021"><text:tab/></text:span><text:span text:style-name="T1022">மறைப்பலகை</text:span><text:span text:style-name="T1023"><text:s text:c="16"/></text:span><text:span text:style-name="T1024">कर्तन पट्ट</text:span><text:span text:style-name="T1025"><text:s text:c="3"/></text:span><text:span text:style-name="T1026"><text:tab/></text:span></text:p>
      <text:p text:style-name="P1027"><text:span text:style-name="T1028"><text:tab/>Compiler <text:s text:c="16"/></text:span><text:span text:style-name="T1029"><text:tab/></text:span><text:span text:style-name="T1030">தொகுப்பி</text:span><text:span text:style-name="T1031"><text:s text:c="22"/></text:span><text:span text:style-name="T1032">संकलक</text:span><text:span text:style-name="T1033"><text:s text:c="19"/></text:span></text:p>
      <text:p text:style-name="P1034"><text:span text:style-name="T1035"><text:tab/>Digital <text:s text:c="17"/></text:span><text:span text:style-name="T1036"><text:tab/></text:span><text:span text:style-name="T1037"><text:s text:c="8"/></text:span><text:span text:style-name="T1038">எண்மின்</text:span><text:span text:style-name="T1039"><text:s text:c="11"/></text:span><text:span text:style-name="T1040"><text:s text:c="12"/></text:span><text:span text:style-name="T1041">डिजिटल</text:span><text:span text:style-name="T1042"><text:s text:c="23"/></text:span></text:p>
      <text:p text:style-name="P1043"><text:span text:style-name="T1044"><text:tab/>Encoding <text:s text:c="16"/></text:span><text:span text:style-name="T1045"><text:tab/></text:span><text:span text:style-name="T1046">குறியாக்கம்</text:span><text:span text:style-name="T1047"><text:s text:c="20"/></text:span><text:span text:style-name="T1048">संकेतीकरण</text:span></text:p>
      <text:p text:style-name="P1049"><text:span text:style-name="T1050"><text:tab/>Printer <text:s text:c="17"/></text:span><text:span text:style-name="T1051"><text:tab/></text:span><text:span text:style-name="T1052"><text:s text:c="7"/></text:span><text:span text:style-name="T1053">அச்சுப்பொறி</text:span><text:span text:style-name="T1054"><text:s text:c="13"/></text:span><text:span text:style-name="T1055"><text:tab/></text:span><text:span text:style-name="T1056"><text:s text:c="3"/></text:span><text:span text:style-name="T1057">छापनेवाला यंत्र</text:span></text:p>
      <text:p text:style-name="P1058"><text:span text:style-name="T1059">Enter english word: Gateway</text:span></text:p>
      <text:p text:style-name="P1060"><text:span text:style-name="T1061">Enter tamil word:<text:s/></text:span><text:span text:style-name="T1062">நுழைவாயில்</text:span></text:p>
      <text:p text:style-name="P1063"><text:span text:style-name="T1064">Enter hindi word: <text:s/></text:span><text:span text:style-name="T1065">प्रवेशद्वार</text:span></text:p>
      <text:p text:style-name="P1066"/>
      <text:p text:style-name="P1067"><text:span text:style-name="T1068"><text:tab/></text:span><text:span text:style-name="T1069"><text:tab/>Performing single rotation with right...</text:span></text:p>
      <text:p text:style-name="P1070"><text:span text:style-name="T1071"><text:tab/>Algorithm <text:s text:c="5"/></text:span><text:span text:style-name="T1072"><text:s text:c="9"/></text:span><text:span text:style-name="T1073"><text:s/></text:span><text:span text:style-name="T1074"><text:tab/></text:span><text:span text:style-name="T1075">நெறிமுறை</text:span><text:span text:style-name="T1076"><text:s text:c="20"/></text:span><text:span text:style-name="T1077">कलन विधि</text:span><text:span text:style-name="T1078"><text:s text:c="21"/></text:span></text:p>
      <text:p text:style-name="P1079"><text:span text:style-name="T1080"><text:tab/>Animation <text:s text:c="15"/></text:span><text:span text:style-name="T1081"><text:tab/></text:span><text:span text:style-name="T1082">அசைவூட்டம்</text:span><text:span text:style-name="T1083"><text:s text:c="17"/></text:span><text:span text:style-name="T1084">एनीमेशन</text:span><text:span text:style-name="T1085"><text:s text:c="24"/></text:span></text:p>
      <text:p text:style-name="P1086"><text:span text:style-name="T1087"><text:tab/>Bit <text:s text:c="21"/></text:span><text:span text:style-name="T1088"><text:tab/></text:span><text:span text:style-name="T1089"><text:tab/></text:span><text:span text:style-name="T1090">நுண்மி</text:span><text:span text:style-name="T1091"><text:s text:c="27"/></text:span><text:span text:style-name="T1092">बिट</text:span><text:span text:style-name="T1093"><text:s text:c="2"/></text:span><text:span text:style-name="T1094"><text:tab/><text:s text:c="24"/></text:span></text:p>
      <text:p text:style-name="P1095"><text:span text:style-name="T1096"><text:tab/></text:span><text:span text:style-name="T1097">Browser <text:s text:c="17"/></text:span><text:span text:style-name="T1098"><text:tab/></text:span><text:span text:style-name="T1099"><text:s text:c="8"/></text:span><text:span text:style-name="T1100">உலாவி</text:span><text:span text:style-name="T1101"><text:s text:c="13"/></text:span><text:span text:style-name="T1102"><text:tab/></text:span><text:span text:style-name="T1103"><text:s text:c="10"/></text:span><text:span text:style-name="T1104">ब्राउज़र</text:span><text:span text:style-name="T1105"><text:s text:c="9"/></text:span></text:p>
      <text:p text:style-name="P1106"><text:span text:style-name="T1107"><text:tab/>Clipboard <text:s text:c="15"/></text:span><text:span text:style-name="T1108"><text:tab/></text:span><text:span text:style-name="T1109">மறைப்பலகை</text:span><text:span text:style-name="T1110"><text:s text:c="16"/></text:span><text:span text:style-name="T1111">कर्तन पट्ट</text:span><text:span text:style-name="T1112"><text:s text:c="3"/></text:span><text:span text:style-name="T1113"><text:tab/></text:span></text:p>
      <text:p text:style-name="P1114"><text:span text:style-name="T1115"><text:tab/>Compiler <text:s text:c="16"/></text:span><text:span text:style-name="T1116"><text:tab/></text:span><text:span text:style-name="T1117">தொகுப்பி</text:span><text:span text:style-name="T1118"><text:s text:c="22"/></text:span><text:span text:style-name="T1119">संकलक</text:span><text:span text:style-name="T1120"><text:s text:c="19"/></text:span></text:p>
      <text:p text:style-name="P1121"><text:span text:style-name="T1122"><text:tab/>Digital <text:s text:c="17"/></text:span><text:span text:style-name="T1123"><text:tab/></text:span><text:span text:style-name="T1124"><text:s text:c="8"/></text:span><text:span text:style-name="T1125">எண்மின்</text:span><text:span text:style-name="T1126"><text:s text:c="23"/></text:span><text:span text:style-name="T1127">डिजिटल</text:span><text:span text:style-name="T1128"><text:s text:c="23"/></text:span></text:p>
      <text:p text:style-name="P1129"><text:span text:style-name="T1130"><text:tab/>Encoding <text:s text:c="16"/></text:span><text:span text:style-name="T1131"><text:tab/></text:span><text:span text:style-name="T1132">குறியாக்கம்</text:span><text:span text:style-name="T1133"><text:s text:c="10"/></text:span><text:span text:style-name="T1134"><text:s text:c="10"/></text:span><text:span text:style-name="T1135">संकेतीकरण</text:span></text:p>
      <text:p text:style-name="P1136"><text:span text:style-name="T1137"><text:tab/>Gateway <text:s text:c="17"/></text:span><text:span text:style-name="T1138"><text:tab/></text:span><text:span text:style-name="T1139">நுழைவாயில்</text:span><text:span text:style-name="T1140"><text:s text:c="18"/></text:span><text:span text:style-name="T1141">प्रवेशद्वार</text:span><text:span text:style-name="T1142"><text:s text:c="22"/></text:span></text:p>
      <text:p text:style-name="P1143"><text:span text:style-name="T1144"><text:tab/>Printer <text:s text:c="17"/></text:span><text:span text:style-name="T1145"><text:tab/></text:span><text:span text:style-name="T1146"><text:s text:c="7"/></text:span><text:span text:style-name="T1147">அச்சுப்பொறி</text:span><text:span text:style-name="T1148"><text:s text:c="13"/></text:span><text:span text:style-name="T1149"><text:tab/></text:span><text:span text:style-name="T1150"><text:s text:c="3"/></text:span><text:span text:style-name="T1151">छापनेवाला यंत्र</text:span><text:span text:style-name="T1152"><text:s/></text:span><text:span text:style-name="T1153"><text:s text:c="18"/></text:span></text:p>
      <text:p text:style-name="P1154"><text:span text:style-name="T1155">Enter english word: Hardware</text:span></text:p>
      <text:p text:style-name="P1156"><text:span text:style-name="T1157">Enter tamil word:<text:s/></text:span><text:span text:style-name="T1158">வன்</text:span><text:span text:style-name="T1159">பொருள்</text:span></text:p>
      <text:p text:style-name="P1160"><text:span text:style-name="T1161">Enter hindi word: <text:s/></text:span><text:span text:style-name="T1162">हार्डवेयर</text:span></text:p>
      <text:p text:style-name="P1163"/>
      <text:p text:style-name="P1164"><text:span text:style-name="T1165"><text:tab/></text:span><text:span text:style-name="T1166"><text:tab/>Performing double rotation with left...</text:span></text:p>
      <text:p text:style-name="P1167"><text:span text:style-name="T1168"><text:tab/>Algorithm <text:s text:c="14"/></text:span><text:span text:style-name="T1169"><text:s/></text:span><text:span text:style-name="T1170"><text:tab/></text:span><text:span text:style-name="T1171">நெறிமுறை</text:span><text:span text:style-name="T1172"><text:s text:c="20"/></text:span><text:span text:style-name="T1173">कलन विधि</text:span><text:span text:style-name="T1174"><text:s text:c="21"/></text:span></text:p>
      <text:p text:style-name="P1175"><text:span text:style-name="T1176"><text:tab/>Animation <text:s text:c="15"/></text:span><text:span text:style-name="T1177"><text:tab/></text:span><text:span text:style-name="T1178">அசைவூட்டம்</text:span><text:span text:style-name="T1179"><text:s text:c="17"/></text:span><text:span text:style-name="T1180">एनीमेशन</text:span><text:span text:style-name="T1181"><text:s text:c="24"/></text:span></text:p>
      <text:p text:style-name="P1182"><text:span text:style-name="T1183"><text:tab/>Bit <text:s text:c="21"/></text:span><text:span text:style-name="T1184"><text:tab/></text:span><text:span text:style-name="T1185"><text:tab/></text:span><text:span text:style-name="T1186">நுண்மி</text:span><text:span text:style-name="T1187"><text:s text:c="27"/></text:span><text:span text:style-name="T1188">बिट</text:span><text:span text:style-name="T1189"><text:s text:c="2"/></text:span><text:span text:style-name="T1190"><text:tab/><text:s text:c="24"/></text:span></text:p>
      <text:p text:style-name="P1191"><text:span text:style-name="T1192"><text:tab/>Browser <text:s text:c="17"/></text:span><text:span text:style-name="T1193"><text:tab/></text:span><text:span text:style-name="T1194"><text:s text:c="8"/></text:span><text:span text:style-name="T1195">உலாவி</text:span><text:span text:style-name="T1196"><text:s text:c="13"/></text:span><text:span text:style-name="T1197"><text:tab/></text:span><text:span text:style-name="T1198"><text:s text:c="2"/></text:span><text:span text:style-name="T1199"><text:s text:c="8"/></text:span><text:span text:style-name="T1200">ब्राउज़र</text:span><text:span text:style-name="T1201"><text:s text:c="9"/></text:span></text:p>
      <text:p text:style-name="P1202"><text:span text:style-name="T1203"><text:tab/>Clipboard <text:s text:c="15"/></text:span><text:span text:style-name="T1204"><text:tab/></text:span><text:span text:style-name="T1205">மறைப்பலகை</text:span><text:span text:style-name="T1206"><text:s text:c="16"/></text:span><text:span text:style-name="T1207">कर्तन पट्ट</text:span><text:span text:style-name="T1208"><text:s text:c="3"/></text:span><text:span text:style-name="T1209"><text:tab/></text:span></text:p>
      <text:p text:style-name="P1210"><text:span text:style-name="T1211"><text:tab/>Compiler <text:s text:c="16"/></text:span><text:span text:style-name="T1212"><text:tab/></text:span><text:span text:style-name="T1213">தொகுப்பி</text:span><text:span text:style-name="T1214"><text:s text:c="22"/></text:span><text:span text:style-name="T1215">संकलक</text:span><text:span text:style-name="T1216"><text:s text:c="19"/></text:span></text:p>
      <text:p text:style-name="P1217"><text:span text:style-name="T1218"><text:tab/>Digital <text:s text:c="17"/></text:span><text:span text:style-name="T1219"><text:tab/></text:span><text:span text:style-name="T1220"><text:s text:c="8"/></text:span><text:span text:style-name="T1221">எண்மின்</text:span><text:span text:style-name="T1222"><text:s text:c="23"/></text:span><text:span text:style-name="T1223">डिजिटल</text:span><text:span text:style-name="T1224"><text:s text:c="10"/></text:span><text:span text:style-name="T1225"><text:s text:c="13"/></text:span></text:p>
      <text:p text:style-name="P1226"><text:span text:style-name="T1227"><text:tab/>Encoding <text:s text:c="16"/></text:span><text:span text:style-name="T1228"><text:tab/></text:span><text:span text:style-name="T1229">குறியாக்கம்</text:span><text:span text:style-name="T1230"><text:s text:c="20"/></text:span><text:span text:style-name="T1231">संकेतीकरण</text:span></text:p>
      <text:p text:style-name="P1232"><text:span text:style-name="T1233"><text:tab/>Gateway <text:s text:c="17"/></text:span><text:span text:style-name="T1234"><text:tab/></text:span><text:span text:style-name="T1235">நுழைவாயில்</text:span><text:span text:style-name="T1236"><text:s text:c="18"/></text:span><text:span text:style-name="T1237">प्रवेशद्वार</text:span><text:span text:style-name="T1238"><text:s text:c="22"/></text:span></text:p>
      <text:p text:style-name="P1239"><text:span text:style-name="T1240"><text:tab/>Hardware <text:s text:c="16"/></text:span><text:span text:style-name="T1241"><text:tab/></text:span><text:span text:style-name="T1242">வன்பொருள்</text:span><text:span text:style-name="T1243"><text:s text:c="18"/></text:span><text:span text:style-name="T1244">हार्डवेयर</text:span><text:span text:style-name="T1245"><text:s text:c="3"/></text:span><text:span text:style-name="T1246"><text:tab/></text:span></text:p>
      <text:p text:style-name="P1247"><text:span text:style-name="T1248"><text:tab/>Printer<text:s/></text:span><text:span text:style-name="T1249"><text:s text:c="17"/></text:span><text:span text:style-name="T1250"><text:tab/></text:span><text:span text:style-name="T1251"><text:s text:c="7"/></text:span><text:span text:style-name="T1252">அச்சுப்பொறி</text:span><text:span text:style-name="T1253"><text:s text:c="13"/></text:span><text:span text:style-name="T1254"><text:tab/></text:span><text:span text:style-name="T1255"><text:s text:c="3"/></text:span><text:span text:style-name="T1256">छापनेवाला यंत्र</text:span></text:p>
      <text:p text:style-name="P1257"><text:span text:style-name="T1258">Enter english word: Internet</text:span></text:p>
      <text:p text:style-name="P1259"><text:span text:style-name="T1260">Enter tamil word:<text:s/></text:span><text:span text:style-name="T1261">இணையம்</text:span></text:p>
      <text:p text:style-name="P1262"><text:span text:style-name="T1263">Enter hindi word: <text:s/></text:span><text:span text:style-name="T1264">अंतराजाल</text:span></text:p>
      <text:p text:style-name="P1265"/>
      <text:p text:style-name="P1266"><text:span text:style-name="T1267"><text:tab/></text:span><text:span text:style-name="T1268"><text:tab/>Performing single rotation with right...</text:span></text:p>
      <text:p text:style-name="P1269"><text:span text:style-name="T1270"><text:tab/>Algorithm <text:s text:c="14"/></text:span><text:span text:style-name="T1271"><text:s/></text:span><text:span text:style-name="T1272"><text:tab/></text:span><text:span text:style-name="T1273">நெறிமுறை</text:span><text:span text:style-name="T1274"><text:s text:c="20"/></text:span><text:span text:style-name="T1275">कलन वि</text:span><text:span text:style-name="T1276">धि</text:span><text:span text:style-name="T1277"><text:s text:c="21"/></text:span></text:p>
      <text:p text:style-name="P1278"><text:span text:style-name="T1279"><text:tab/>Animation <text:s text:c="15"/></text:span><text:span text:style-name="T1280"><text:tab/></text:span><text:span text:style-name="T1281">அசைவூட்டம்</text:span><text:span text:style-name="T1282"><text:s text:c="17"/></text:span><text:span text:style-name="T1283">एनीमेशन</text:span><text:span text:style-name="T1284"><text:s text:c="24"/></text:span></text:p>
      <text:p text:style-name="P1285"><text:span text:style-name="T1286"><text:tab/>Bit <text:s text:c="21"/></text:span><text:span text:style-name="T1287"><text:tab/></text:span><text:span text:style-name="T1288"><text:tab/></text:span><text:span text:style-name="T1289">நுண்மி</text:span><text:span text:style-name="T1290"><text:s text:c="27"/></text:span><text:span text:style-name="T1291">बिट</text:span><text:span text:style-name="T1292"><text:s text:c="2"/></text:span><text:span text:style-name="T1293"><text:tab/><text:s text:c="24"/></text:span></text:p>
      <text:p text:style-name="P1294"><text:span text:style-name="T1295"><text:tab/>Browser <text:s text:c="17"/></text:span><text:span text:style-name="T1296"><text:tab/></text:span><text:span text:style-name="T1297"><text:s text:c="8"/></text:span><text:span text:style-name="T1298">உலாவி</text:span><text:span text:style-name="T1299"><text:s text:c="13"/></text:span><text:span text:style-name="T1300"><text:tab/></text:span><text:span text:style-name="T1301"><text:s text:c="10"/></text:span><text:span text:style-name="T1302">ब्राउज़र</text:span><text:span text:style-name="T1303"><text:s text:c="9"/></text:span></text:p>
      <text:p text:style-name="P1304"><text:span text:style-name="T1305"><text:tab/>Clipboard <text:s text:c="15"/></text:span><text:span text:style-name="T1306"><text:tab/></text:span><text:span text:style-name="T1307">மறைப்ப</text:span><text:span text:style-name="T1308">லகை</text:span><text:span text:style-name="T1309"><text:s text:c="16"/></text:span><text:span text:style-name="T1310">कर्तन पट्ट</text:span><text:span text:style-name="T1311"><text:s text:c="3"/></text:span><text:span text:style-name="T1312"><text:tab/></text:span></text:p>
      <text:p text:style-name="P1313"><text:span text:style-name="T1314"><text:tab/>Compiler <text:s text:c="16"/></text:span><text:span text:style-name="T1315"><text:tab/></text:span><text:span text:style-name="T1316">தொகுப்பி</text:span><text:span text:style-name="T1317"><text:s text:c="22"/></text:span><text:span text:style-name="T1318">संकलक</text:span><text:span text:style-name="T1319"><text:s text:c="19"/></text:span></text:p>
      <text:p text:style-name="P1320"><text:span text:style-name="T1321"><text:tab/>Digital <text:s text:c="17"/></text:span><text:span text:style-name="T1322"><text:tab/></text:span><text:span text:style-name="T1323"><text:s text:c="8"/></text:span><text:span text:style-name="T1324">எண்மின்</text:span><text:span text:style-name="T1325"><text:s text:c="23"/></text:span><text:span text:style-name="T1326">डिजिटल</text:span><text:span text:style-name="T1327"><text:s text:c="23"/></text:span></text:p>
      <text:p text:style-name="P1328"><text:span text:style-name="T1329"><text:tab/>Encoding <text:s text:c="16"/></text:span><text:span text:style-name="T1330"><text:tab/></text:span><text:span text:style-name="T1331">குறியாக்கம்</text:span><text:span text:style-name="T1332"><text:s text:c="20"/></text:span><text:span text:style-name="T1333">संकेतीकरण</text:span></text:p>
      <text:p text:style-name="P1334"><text:span text:style-name="T1335"><text:tab/>Gateway <text:s text:c="17"/></text:span><text:span text:style-name="T1336"><text:tab/></text:span><text:span text:style-name="T1337">நுழைவாயில்</text:span><text:span text:style-name="T1338"><text:s text:c="9"/></text:span><text:span text:style-name="T1339"><text:s text:c="9"/></text:span><text:span text:style-name="T1340">प्रवेशद्वार</text:span><text:span text:style-name="T1341"><text:s text:c="22"/></text:span></text:p>
      <text:p text:style-name="P1342"><text:span text:style-name="T1343"><text:tab/>Hardware <text:s text:c="16"/></text:span><text:span text:style-name="T1344"><text:tab/></text:span><text:span text:style-name="T1345">வன்பொருள்</text:span><text:span text:style-name="T1346"><text:s text:c="18"/></text:span><text:span text:style-name="T1347">हार्डवेयर</text:span><text:span text:style-name="T1348"><text:s text:c="3"/></text:span><text:span text:style-name="T1349"><text:tab/></text:span></text:p>
      <text:p text:style-name="P1350"><text:span text:style-name="T1351"><text:tab/>Internet <text:s text:c="16"/></text:span><text:span text:style-name="T1352"><text:tab/></text:span><text:span text:style-name="T1353"><text:tab/></text:span><text:span text:style-name="T1354">இணையம்</text:span><text:span text:style-name="T1355"><text:s text:c="21"/></text:span><text:span text:style-name="T1356">अंतराजाल</text:span><text:span text:style-name="T1357"><text:s/></text:span><text:span text:style-name="T1358"><text:tab/></text:span></text:p>
      <text:p text:style-name="P1359"><text:span text:style-name="T1360"><text:tab/>Printer <text:s text:c="17"/></text:span><text:span text:style-name="T1361"><text:tab/></text:span><text:span text:style-name="T1362"><text:s text:c="7"/></text:span><text:span text:style-name="T1363">அச்சுப்பொறி</text:span><text:span text:style-name="T1364"><text:s text:c="13"/></text:span><text:span text:style-name="T1365"><text:tab/></text:span><text:span text:style-name="T1366"><text:s text:c="3"/></text:span><text:span text:style-name="T1367">छापनेवाला यंत्र</text:span></text:p>
      <text:p text:style-name="P1368"><text:span text:style-name="T1369">E</text:span><text:span text:style-name="T1370">nter english word: Memory</text:span></text:p>
      <text:p text:style-name="P1371"><text:span text:style-name="T1372">Enter tamil word:<text:s/></text:span><text:span text:style-name="T1373">நினைவகம்</text:span></text:p>
      <text:p text:style-name="P1374"><text:span text:style-name="T1375">Enter hindi word: <text:s/></text:span><text:span text:style-name="T1376">याददाश्त</text:span></text:p>
      <text:p text:style-name="P1377"/>
      <text:p text:style-name="P1378"><text:span text:style-name="T1379"><text:tab/></text:span><text:span text:style-name="T1380"><text:tab/>Performing double rotation with left...</text:span></text:p>
      <text:p text:style-name="P1381"><text:span text:style-name="T1382"><text:tab/>Algorithm <text:s text:c="14"/></text:span><text:span text:style-name="T1383"><text:s/></text:span><text:span text:style-name="T1384"><text:tab/></text:span><text:span text:style-name="T1385">நெறிமுறை</text:span><text:span text:style-name="T1386"><text:s text:c="20"/></text:span><text:span text:style-name="T1387">कलन विधि</text:span><text:span text:style-name="T1388"><text:s text:c="21"/></text:span></text:p>
      <text:p text:style-name="P1389"><text:span text:style-name="T1390"><text:tab/>Animation <text:s text:c="15"/></text:span><text:span text:style-name="T1391"><text:tab/></text:span><text:span text:style-name="T1392">அசைவூட்டம்</text:span><text:span text:style-name="T1393"><text:s text:c="17"/></text:span><text:span text:style-name="T1394">एनीमेशन</text:span><text:span text:style-name="T1395"><text:s text:c="24"/></text:span></text:p>
      <text:p text:style-name="P1396"><text:span text:style-name="T1397"><text:tab/>Bit <text:s text:c="21"/></text:span><text:span text:style-name="T1398"><text:tab/></text:span><text:span text:style-name="T1399"><text:tab/></text:span><text:span text:style-name="T1400">நுண்மி</text:span><text:span text:style-name="T1401"><text:s text:c="27"/></text:span><text:span text:style-name="T1402">बिट</text:span><text:span text:style-name="T1403"><text:s text:c="2"/></text:span><text:span text:style-name="T1404"><text:tab/><text:s text:c="24"/></text:span></text:p>
      <text:p text:style-name="P1405"><text:span text:style-name="T1406"><text:tab/>Browser <text:s text:c="17"/></text:span><text:span text:style-name="T1407"><text:tab/></text:span><text:span text:style-name="T1408"><text:s text:c="8"/></text:span><text:span text:style-name="T1409">உலாவி</text:span><text:span text:style-name="T1410"><text:s text:c="13"/></text:span><text:span text:style-name="T1411"><text:tab/></text:span><text:span text:style-name="T1412"><text:s text:c="2"/></text:span><text:span text:style-name="T1413"><text:s text:c="8"/></text:span><text:span text:style-name="T1414">ब्राउज़र</text:span><text:span text:style-name="T1415"><text:s text:c="9"/></text:span></text:p>
      <text:p text:style-name="P1416"><text:span text:style-name="T1417"><text:tab/>Clipboard <text:s text:c="15"/></text:span><text:span text:style-name="T1418"><text:tab/></text:span><text:span text:style-name="T1419">மறைப்பலகை</text:span><text:span text:style-name="T1420"><text:s text:c="16"/></text:span><text:span text:style-name="T1421">कर्तन पट्ट</text:span><text:span text:style-name="T1422"><text:s text:c="3"/></text:span><text:span text:style-name="T1423"><text:tab/></text:span></text:p>
      <text:p text:style-name="P1424"><text:span text:style-name="T1425"><text:tab/>Compiler <text:s text:c="16"/></text:span><text:span text:style-name="T1426"><text:tab/></text:span><text:span text:style-name="T1427">தொகுப்பி</text:span><text:span text:style-name="T1428"><text:s text:c="22"/></text:span><text:span text:style-name="T1429">संकलक</text:span><text:span text:style-name="T1430"><text:s text:c="19"/></text:span></text:p>
      <text:p text:style-name="P1431"><text:span text:style-name="T1432"><text:tab/>Digital <text:s text:c="17"/></text:span><text:span text:style-name="T1433"><text:tab/></text:span><text:span text:style-name="T1434"><text:s text:c="8"/></text:span><text:span text:style-name="T1435">எண்மின்</text:span><text:span text:style-name="T1436"><text:s text:c="23"/></text:span><text:span text:style-name="T1437">डिजिटल</text:span><text:span text:style-name="T1438"><text:s text:c="10"/></text:span><text:span text:style-name="T1439"><text:s text:c="13"/></text:span></text:p>
      <text:p text:style-name="P1440"><text:span text:style-name="T1441"><text:tab/>Encoding <text:s text:c="16"/></text:span><text:span text:style-name="T1442"><text:tab/></text:span><text:span text:style-name="T1443">குறியாக்கம்</text:span><text:span text:style-name="T1444"><text:s text:c="20"/></text:span><text:span text:style-name="T1445">संकेतीकरण</text:span></text:p>
      <text:p text:style-name="P1446"><text:span text:style-name="T1447"><text:tab/>Gateway <text:s text:c="17"/></text:span><text:span text:style-name="T1448"><text:tab/></text:span><text:span text:style-name="T1449">நுழைவாயில்</text:span><text:span text:style-name="T1450"><text:s text:c="18"/></text:span><text:span text:style-name="T1451">प्रवेशद्वार</text:span><text:span text:style-name="T1452"><text:s text:c="22"/></text:span></text:p>
      <text:p text:style-name="P1453"><text:span text:style-name="T1454"><text:tab/>Hardware <text:s text:c="16"/></text:span><text:span text:style-name="T1455"><text:tab/></text:span><text:span text:style-name="T1456">வன்பொருள்</text:span><text:span text:style-name="T1457"><text:s text:c="18"/></text:span><text:span text:style-name="T1458">हार्डवेयर</text:span><text:span text:style-name="T1459"><text:s text:c="3"/></text:span><text:span text:style-name="T1460"><text:tab/></text:span></text:p>
      <text:p text:style-name="P1461"><text:span text:style-name="T1462"><text:tab/>Internet<text:s/></text:span><text:span text:style-name="T1463"><text:s text:c="16"/></text:span><text:span text:style-name="T1464"><text:tab/></text:span><text:span text:style-name="T1465"><text:tab/></text:span><text:span text:style-name="T1466">இணையம்</text:span><text:span text:style-name="T1467"><text:s text:c="21"/></text:span><text:span text:style-name="T1468">अंतराजाल</text:span><text:span text:style-name="T1469"><text:s/></text:span><text:span text:style-name="T1470"><text:tab/></text:span></text:p>
      <text:p text:style-name="P1471"><text:span text:style-name="T1472"><text:tab/>Memory <text:s text:c="18"/></text:span><text:span text:style-name="T1473"><text:tab/></text:span><text:span text:style-name="T1474">நினைவகம்</text:span><text:span text:style-name="T1475"><text:s text:c="20"/></text:span><text:span text:style-name="T1476">याददाश्त</text:span><text:span text:style-name="T1477"><text:s text:c="23"/></text:span></text:p>
      <text:p text:style-name="P1478"><text:span text:style-name="T1479"><text:tab/>Printer <text:s text:c="17"/></text:span><text:span text:style-name="T1480"><text:tab/></text:span><text:span text:style-name="T1481"><text:s text:c="7"/></text:span><text:span text:style-name="T1482">அச்சுப்பொறி</text:span><text:span text:style-name="T1483"><text:s text:c="13"/></text:span><text:span text:style-name="T1484"><text:tab/></text:span><text:span text:style-name="T1485"><text:s text:c="3"/></text:span><text:span text:style-name="T1486">छापनेवाला यंत्र</text:span></text:p>
      <text:p text:style-name="P1487"><text:span text:style-name="T1488">Enter english word: Moniter</text:span></text:p>
      <text:p text:style-name="P1489"><text:span text:style-name="T1490">Enter tamil word:<text:s/></text:span><text:span text:style-name="T1491">கணித்திரை</text:span></text:p>
      <text:p text:style-name="P1492"><text:span text:style-name="T1493">Enter hindi word: <text:s/></text:span><text:span text:style-name="T1494">मॉनिटर</text:span></text:p>
      <text:p text:style-name="P1495"/>
      <text:p text:style-name="P1496"><text:span text:style-name="T1497"><text:tab/></text:span><text:span text:style-name="T1498"><text:tab/>Performing single rotation with right...</text:span></text:p>
      <text:p text:style-name="P1499"><text:span text:style-name="T1500"><text:tab/>Algorithm <text:s text:c="14"/></text:span><text:span text:style-name="T1501"><text:s/></text:span><text:span text:style-name="T1502"><text:tab/></text:span><text:span text:style-name="T1503">நெறிமுறை</text:span><text:span text:style-name="T1504"><text:s text:c="20"/></text:span><text:span text:style-name="T1505">कलन विधि</text:span><text:span text:style-name="T1506"><text:s text:c="21"/></text:span></text:p>
      <text:p text:style-name="P1507"><text:span text:style-name="T1508"><text:tab/>Animation <text:s text:c="15"/></text:span><text:span text:style-name="T1509"><text:tab/></text:span><text:span text:style-name="T1510">அசைவூட்டம்</text:span><text:span text:style-name="T1511"><text:s text:c="17"/></text:span><text:span text:style-name="T1512">एनीमेशन</text:span><text:span text:style-name="T1513"><text:s text:c="12"/></text:span><text:span text:style-name="T1514"><text:s text:c="12"/></text:span></text:p>
      <text:p text:style-name="P1515"><text:span text:style-name="T1516"><text:tab/>Bit <text:s text:c="21"/></text:span><text:span text:style-name="T1517"><text:tab/></text:span><text:span text:style-name="T1518"><text:tab/></text:span><text:span text:style-name="T1519">நுண்மி</text:span><text:span text:style-name="T1520"><text:s text:c="27"/></text:span><text:span text:style-name="T1521">बिट</text:span><text:span text:style-name="T1522"><text:s text:c="2"/></text:span><text:span text:style-name="T1523"><text:tab/><text:s text:c="24"/></text:span></text:p>
      <text:p text:style-name="P1524"><text:span text:style-name="T1525"><text:tab/>Browser <text:s text:c="17"/></text:span><text:span text:style-name="T1526"><text:tab/></text:span><text:span text:style-name="T1527"><text:s text:c="8"/></text:span><text:span text:style-name="T1528">உலாவி</text:span><text:span text:style-name="T1529"><text:s text:c="13"/></text:span><text:span text:style-name="T1530"><text:tab/></text:span><text:span text:style-name="T1531"><text:s text:c="10"/></text:span><text:span text:style-name="T1532">ब्राउज़र</text:span><text:span text:style-name="T1533"><text:s text:c="9"/></text:span></text:p>
      <text:p text:style-name="P1534"><text:span text:style-name="T1535"><text:tab/>Clipboard <text:s text:c="15"/></text:span><text:span text:style-name="T1536"><text:tab/></text:span><text:span text:style-name="T1537">மறைப்பலகை</text:span><text:span text:style-name="T1538"><text:s text:c="16"/></text:span><text:span text:style-name="T1539">कर्तन पट्ट</text:span><text:span text:style-name="T1540"><text:s text:c="3"/></text:span><text:span text:style-name="T1541"><text:tab/></text:span></text:p>
      <text:p text:style-name="P1542"><text:span text:style-name="T1543"><text:tab/>Compiler <text:s text:c="16"/></text:span><text:span text:style-name="T1544"><text:tab/></text:span><text:span text:style-name="T1545">தொகுப்பி</text:span><text:span text:style-name="T1546"><text:s text:c="22"/></text:span><text:span text:style-name="T1547">संकलक</text:span><text:span text:style-name="T1548"><text:s text:c="19"/></text:span></text:p>
      <text:p text:style-name="P1549"><text:span text:style-name="T1550"><text:tab/>Digital <text:s text:c="17"/></text:span><text:span text:style-name="T1551"><text:tab/></text:span><text:span text:style-name="T1552"><text:s text:c="8"/></text:span><text:span text:style-name="T1553">எண்மின்</text:span><text:span text:style-name="T1554"><text:s text:c="23"/></text:span><text:span text:style-name="T1555">डिजिटल</text:span><text:span text:style-name="T1556"><text:s text:c="23"/></text:span></text:p>
      <text:p text:style-name="P1557"><text:span text:style-name="T1558"><text:tab/>Encoding <text:s text:c="16"/></text:span><text:span text:style-name="T1559"><text:tab/></text:span><text:span text:style-name="T1560">குறியாக்கம்</text:span><text:span text:style-name="T1561"><text:s text:c="20"/></text:span><text:span text:style-name="T1562">संकेतीकरण</text:span></text:p>
      <text:p text:style-name="P1563"><text:span text:style-name="T1564"><text:tab/>Gateway <text:s text:c="17"/></text:span><text:span text:style-name="T1565"><text:tab/></text:span><text:span text:style-name="T1566">நுழைவாயில்</text:span><text:span text:style-name="T1567"><text:s text:c="18"/></text:span><text:span text:style-name="T1568">प्रवेशद्वार</text:span><text:span text:style-name="T1569"><text:s text:c="22"/></text:span></text:p>
      <text:p text:style-name="P1570"><text:span text:style-name="T1571"><text:tab/>Hardware <text:s text:c="16"/></text:span><text:span text:style-name="T1572"><text:tab/></text:span><text:span text:style-name="T1573">வன்பொருள்</text:span><text:span text:style-name="T1574"><text:s text:c="18"/></text:span><text:span text:style-name="T1575">हार्डवेयर</text:span><text:span text:style-name="T1576"><text:s text:c="3"/></text:span><text:span text:style-name="T1577"><text:tab/></text:span></text:p>
      <text:p text:style-name="P1578"><text:span text:style-name="T1579"><text:tab/></text:span><text:span text:style-name="T1580">Internet <text:s text:c="16"/></text:span><text:span text:style-name="T1581"><text:tab/></text:span><text:span text:style-name="T1582"><text:tab/></text:span><text:span text:style-name="T1583">இணையம்</text:span><text:span text:style-name="T1584"><text:s text:c="21"/></text:span><text:span text:style-name="T1585">अंतराजाल</text:span><text:span text:style-name="T1586"><text:s/></text:span><text:span text:style-name="T1587"><text:tab/></text:span></text:p>
      <text:p text:style-name="P1588"><text:span text:style-name="T1589"><text:tab/>Memory <text:s text:c="18"/></text:span><text:span text:style-name="T1590"><text:tab/></text:span><text:span text:style-name="T1591">நினைவகம்</text:span><text:span text:style-name="T1592"><text:s text:c="20"/></text:span><text:span text:style-name="T1593">याददाश्त</text:span><text:span text:style-name="T1594"><text:s text:c="23"/></text:span></text:p>
      <text:p text:style-name="P1595"><text:span text:style-name="T1596"><text:tab/>Moniter <text:s text:c="17"/></text:span><text:span text:style-name="T1597"><text:tab/></text:span><text:span text:style-name="T1598"><text:s text:c="7"/></text:span><text:span text:style-name="T1599">கணித்திரை</text:span><text:span text:style-name="T1600"><text:s text:c="21"/></text:span><text:span text:style-name="T1601">मॉनिटर</text:span><text:span text:style-name="T1602"><text:tab/><text:s text:c="22"/></text:span></text:p>
      <text:p text:style-name="P1603"><text:span text:style-name="T1604"><text:tab/>Printer <text:s/></text:span><text:span text:style-name="T1605"><text:s text:c="16"/></text:span><text:span text:style-name="T1606"><text:tab/></text:span><text:span text:style-name="T1607"><text:s text:c="7"/></text:span><text:span text:style-name="T1608">அச்சுப்பொறி</text:span><text:span text:style-name="T1609"><text:s text:c="13"/></text:span><text:span text:style-name="T1610"><text:tab/></text:span><text:span text:style-name="T1611"><text:s text:c="3"/></text:span><text:span text:style-name="T1612">छापनेवाला यंत्र</text:span><text:span text:style-name="T1613"><text:s/></text:span><text:span text:style-name="T1614">Enter english word: Password</text:span></text:p>
      <text:p text:style-name="P1615"><text:span text:style-name="T1616">Enter tamil word:<text:s/></text:span><text:span text:style-name="T1617">கடவுச்சொல்</text:span></text:p>
      <text:p text:style-name="P1618"><text:span text:style-name="T1619">Enter hindi word: <text:s/></text:span><text:span text:style-name="T1620">संकेत-शब्द</text:span></text:p>
      <text:p text:style-name="P1621"/>
      <text:p text:style-name="P1622"><text:span text:style-name="T1623"><text:tab/></text:span><text:span text:style-name="T1624"><text:tab/>Performing double rotation with left...</text:span></text:p>
      <text:p text:style-name="P1625"><text:span text:style-name="T1626"><text:tab/>Algorithm <text:s text:c="14"/></text:span><text:span text:style-name="T1627"><text:s/></text:span><text:span text:style-name="T1628"><text:tab/></text:span><text:span text:style-name="T1629">நெறிமுறை</text:span><text:span text:style-name="T1630"><text:s text:c="20"/></text:span><text:span text:style-name="T1631">कलन विधि</text:span><text:span text:style-name="T1632"><text:s text:c="21"/></text:span></text:p>
      <text:p text:style-name="P1633"><text:span text:style-name="T1634"><text:tab/>Animation <text:s text:c="15"/></text:span><text:span text:style-name="T1635"><text:tab/></text:span><text:span text:style-name="T1636">அசைவூட்டம்</text:span><text:span text:style-name="T1637"><text:s text:c="17"/></text:span><text:span text:style-name="T1638">एनीमेशन</text:span><text:span text:style-name="T1639"><text:s text:c="24"/></text:span></text:p>
      <text:p text:style-name="P1640"><text:span text:style-name="T1641"><text:tab/>Bit <text:s text:c="21"/></text:span><text:span text:style-name="T1642"><text:tab/></text:span><text:span text:style-name="T1643"><text:tab/></text:span><text:span text:style-name="T1644">நுண்மி</text:span><text:span text:style-name="T1645"><text:s text:c="27"/></text:span><text:span text:style-name="T1646">बिट</text:span><text:span text:style-name="T1647"><text:s text:c="2"/></text:span><text:span text:style-name="T1648"><text:tab/><text:s text:c="24"/></text:span></text:p>
      <text:p text:style-name="P1649"><text:span text:style-name="T1650"><text:tab/>Browser <text:s text:c="17"/></text:span><text:span text:style-name="T1651"><text:tab/></text:span><text:span text:style-name="T1652"><text:s/></text:span><text:span text:style-name="T1653"><text:s text:c="7"/></text:span><text:span text:style-name="T1654">உலாவி</text:span><text:span text:style-name="T1655"><text:s text:c="13"/></text:span><text:span text:style-name="T1656"><text:tab/></text:span><text:span text:style-name="T1657"><text:s text:c="10"/></text:span><text:span text:style-name="T1658">ब्राउज़र</text:span><text:span text:style-name="T1659"><text:s text:c="9"/></text:span></text:p>
      <text:p text:style-name="P1660"><text:span text:style-name="T1661"><text:tab/>Clipboard <text:s text:c="15"/></text:span><text:span text:style-name="T1662"><text:tab/></text:span><text:span text:style-name="T1663">மறைப்பலகை</text:span><text:span text:style-name="T1664"><text:s text:c="16"/></text:span><text:span text:style-name="T1665">कर्तन पट्ट</text:span><text:span text:style-name="T1666"><text:s text:c="3"/></text:span><text:span text:style-name="T1667"><text:tab/></text:span></text:p>
      <text:p text:style-name="P1668"><text:span text:style-name="T1669"><text:tab/>Compiler <text:s text:c="16"/></text:span><text:span text:style-name="T1670"><text:tab/></text:span><text:span text:style-name="T1671">தொகுப்பி</text:span><text:span text:style-name="T1672"><text:s text:c="22"/></text:span><text:span text:style-name="T1673">संकलक</text:span><text:span text:style-name="T1674"><text:s text:c="19"/></text:span></text:p>
      <text:p text:style-name="P1675"><text:span text:style-name="T1676"><text:tab/>Digital <text:s text:c="17"/></text:span><text:span text:style-name="T1677"><text:tab/></text:span><text:span text:style-name="T1678"><text:s text:c="8"/></text:span><text:span text:style-name="T1679">எண்மின்</text:span><text:span text:style-name="T1680"><text:s text:c="23"/></text:span><text:span text:style-name="T1681">डिजिटल</text:span><text:span text:style-name="T1682"><text:s text:c="23"/></text:span></text:p>
      <text:p text:style-name="P1683"><text:span text:style-name="T1684"><text:tab/>Encoding <text:s text:c="16"/></text:span><text:span text:style-name="T1685"><text:tab/></text:span><text:span text:style-name="T1686">குறியாக்கம்</text:span><text:span text:style-name="T1687"><text:s text:c="20"/></text:span><text:span text:style-name="T1688">संकेतीकरण</text:span></text:p>
      <text:p text:style-name="P1689"><text:span text:style-name="T1690"><text:tab/>Gateway <text:s text:c="17"/></text:span><text:span text:style-name="T1691"><text:tab/></text:span><text:span text:style-name="T1692">நுழைவாயில்</text:span><text:span text:style-name="T1693"><text:s text:c="18"/></text:span><text:span text:style-name="T1694">प्रवेशद्वार</text:span><text:span text:style-name="T1695"><text:s text:c="22"/></text:span></text:p>
      <text:p text:style-name="P1696"><text:span text:style-name="T1697"><text:tab/>Hardware <text:s text:c="16"/></text:span><text:span text:style-name="T1698"><text:tab/></text:span><text:span text:style-name="T1699">வன்பொருள்</text:span><text:span text:style-name="T1700"><text:s text:c="18"/></text:span><text:span text:style-name="T1701">हार्डवेयर</text:span><text:span text:style-name="T1702"><text:s text:c="3"/></text:span><text:span text:style-name="T1703"><text:tab/></text:span></text:p>
      <text:p text:style-name="P1704"><text:span text:style-name="T1705"><text:tab/>Intern</text:span><text:span text:style-name="T1706">et <text:s text:c="16"/></text:span><text:span text:style-name="T1707"><text:tab/></text:span><text:span text:style-name="T1708"><text:tab/></text:span><text:span text:style-name="T1709">இணையம்</text:span><text:span text:style-name="T1710"><text:s text:c="21"/></text:span><text:span text:style-name="T1711">अंतराजाल</text:span><text:span text:style-name="T1712"><text:s/></text:span><text:span text:style-name="T1713"><text:tab/></text:span></text:p>
      <text:p text:style-name="P1714"><text:span text:style-name="T1715"><text:tab/>Memory <text:s text:c="18"/></text:span><text:span text:style-name="T1716"><text:tab/></text:span><text:span text:style-name="T1717">நினைவகம்</text:span><text:span text:style-name="T1718"><text:s text:c="20"/></text:span><text:span text:style-name="T1719">याददाश्त</text:span><text:span text:style-name="T1720"><text:s text:c="23"/></text:span></text:p>
      <text:p text:style-name="P1721"><text:span text:style-name="T1722"><text:tab/>Moniter <text:s text:c="17"/></text:span><text:span text:style-name="T1723"><text:tab/></text:span><text:span text:style-name="T1724"><text:s text:c="7"/></text:span><text:span text:style-name="T1725">கணித்திரை</text:span><text:span text:style-name="T1726"><text:s text:c="21"/></text:span><text:span text:style-name="T1727">मॉनिटर</text:span><text:span text:style-name="T1728"><text:tab/><text:s text:c="22"/></text:span></text:p>
      <text:p text:style-name="P1729"><text:span text:style-name="T1730"><text:tab/>Password <text:s text:c="6"/></text:span><text:span text:style-name="T1731"><text:s text:c="10"/></text:span><text:span text:style-name="T1732"><text:tab/></text:span><text:span text:style-name="T1733">கடவுச்சொல்</text:span><text:span text:style-name="T1734"><text:s text:c="18"/></text:span><text:span text:style-name="T1735"><text:s/></text:span><text:span text:style-name="T1736">संकेत-शब्द</text:span><text:span text:style-name="T1737"><text:s text:c="3"/></text:span></text:p>
      <text:p text:style-name="P1738"><text:span text:style-name="T1739"><text:tab/>Printer <text:s text:c="17"/></text:span><text:span text:style-name="T1740"><text:tab/></text:span><text:span text:style-name="T1741"><text:s text:c="7"/></text:span><text:span text:style-name="T1742">அச்சுப்பொறி</text:span><text:span text:style-name="T1743"><text:s text:c="13"/></text:span><text:span text:style-name="T1744"><text:tab/></text:span><text:span text:style-name="T1745"><text:s text:c="3"/></text:span><text:span text:style-name="T1746">छापनेवाला यंत्र</text:span><text:span text:style-name="T1747"><text:s/></text:span><text:span text:style-name="T1748"><text:tab/><text:s text:c="21"/></text:span></text:p>
      <text:p text:style-name="P1749"><text:span text:style-name="T1750">Enter english word: 0</text:span></text:p>
      <text:p text:style-name="P1751"/>
      <text:p text:style-name="P1752"/>
      <text:p text:style-name="P1753"><text:span text:style-name="T1754">Choice:</text:span></text:p>
      <text:p text:style-name="P1755"><text:span text:style-name="T1756"><text:tab/>1. Insert word</text:span></text:p>
      <text:p text:style-name="P1757"><text:span text:style-name="T1758"><text:tab/>2. Search translation</text:span></text:p>
      <text:p text:style-name="P1759"><text:span text:style-name="T1760"><text:tab/>0. Exit</text:span></text:p>
      <text:p text:style-name="P1761"><text:span text:style-name="T1762">Enter choice: 2</text:span></text:p>
      <text:p text:style-name="P1763"><text:span text:style-name="T1764">Enter english word to be translated: Digital</text:span></text:p>
      <text:p text:style-name="P1765"/>
      <text:p text:style-name="P1766"><text:span text:style-name="T1767">English word <text:s text:c="5"/>: Digital</text:span></text:p>
      <text:p text:style-name="P1768"><text:span text:style-name="T1769">Tamil translation :<text:s/></text:span><text:span text:style-name="T1770">எண்மின்</text:span></text:p>
      <text:p text:style-name="P1771"><text:span text:style-name="T1772">Hindi translation : <text:s/></text:span><text:span text:style-name="T1773">डिजिटल</text:span></text:p>
      <text:p text:style-name="P1774"/>
      <text:p text:style-name="P1775"><text:span text:style-name="T1776">Choice:</text:span></text:p>
      <text:p text:style-name="P1777"><text:span text:style-name="T1778"><text:tab/>1. Insert word</text:span></text:p>
      <text:p text:style-name="P1779"><text:span text:style-name="T1780"><text:tab/>2. Search translation</text:span></text:p>
      <text:p text:style-name="P1781"><text:span text:style-name="T1782"><text:tab/>0. Exit</text:span></text:p>
      <text:p text:style-name="P1783"><text:span text:style-name="T1784">Enter choice: 2</text:span></text:p>
      <text:p text:style-name="P1785"><text:span text:style-name="T1786">Enter english word to be translated: Printer</text:span></text:p>
      <text:p text:style-name="P1787"/>
      <text:p text:style-name="P1788"><text:span text:style-name="T1789">English word <text:s text:c="5"/>: Printer</text:span></text:p>
      <text:p text:style-name="P1790"><text:span text:style-name="T1791">Tamil translation :<text:s/></text:span><text:span text:style-name="T1792">அச்சுப்பொறி</text:span></text:p>
      <text:p text:style-name="P1793"><text:span text:style-name="T1794">Hindi translation : <text:s/></text:span><text:span text:style-name="T1795">छापनेवाला यंत्र</text:span></text:p>
      <text:p text:style-name="P1796"/>
      <text:p text:style-name="P1797"><text:span text:style-name="T1798">Choice:</text:span></text:p>
      <text:p text:style-name="P1799"><text:span text:style-name="T1800"><text:tab/>1. Insert word</text:span></text:p>
      <text:p text:style-name="P1801"><text:span text:style-name="T1802"><text:tab/>2. Search translation</text:span></text:p>
      <text:p text:style-name="P1803"><text:span text:style-name="T1804"><text:tab/>0. Exit</text:span></text:p>
      <text:p text:style-name="P1805"><text:span text:style-name="T1806">Enter choice: 2</text:span></text:p>
      <text:p text:style-name="P1807"><text:span text:style-name="T1808">Enter english word to be translated: Bit</text:span></text:p>
      <text:p text:style-name="P1809"/>
      <text:p text:style-name="P1810"><text:span text:style-name="T1811">English word <text:s text:c="5"/>: Bit</text:span></text:p>
      <text:p text:style-name="P1812"><text:span text:style-name="T1813">Tamil translation :<text:s/></text:span><text:span text:style-name="T1814">நுண்மி</text:span></text:p>
      <text:p text:style-name="P1815"><text:span text:style-name="T1816">Hindi translation : <text:s/></text:span><text:span text:style-name="T1817">बिट</text:span></text:p>
      <text:p text:style-name="P1818"/>
      <text:p text:style-name="P1819"><text:span text:style-name="T1820">Choice:</text:span></text:p>
      <text:p text:style-name="P1821"><text:span text:style-name="T1822"><text:tab/>1. Insert word</text:span></text:p>
      <text:p text:style-name="P1823"><text:span text:style-name="T1824"><text:tab/>2. Search translation</text:span></text:p>
      <text:p text:style-name="P1825"><text:span text:style-name="T1826"><text:tab/>0. Exit</text:span></text:p>
      <text:p text:style-name="P1827"><text:span text:style-name="T1828">Enter choice: 0</text:span></text:p>
      <text:p text:style-name="P18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MT" svg:font-family="ArialMT" style:font-family-generic="roman" style:font-pitch="variable"/>
    <style:font-face style:name="Verdana" svg:font-family="Verdana" style:font-family-generic="swiss" style:font-pitch="variable" svg:panose-1="2 11 6 4 3 5 4 4 2 4"/>
    <style:font-face style:name="Latha" svg:font-family="Latha" style:font-family-generic="swiss" style:font-pitch="variable" svg:panose-1="2 0 4 0 0 0 0 0 0 0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kshmi priya B</dc:creator>
    <meta:creation-date>2020-06-22T04:40:00Z</meta:creation-date>
    <dc:date>2020-06-22T04:41:00Z</dc:date>
    <meta:template xlink:href="Normal" xlink:type="simple"/>
    <meta:editing-cycles>3</meta:editing-cycles>
    <meta:editing-duration>PT660S</meta:editing-duration>
    <meta:document-statistic meta:page-count="1" meta:paragraph-count="34" meta:word-count="2549" meta:character-count="17050" meta:row-count="121" meta:non-whitespace-character-count="14535"/>
  </office:meta>
</office:document-meta>
</file>